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 style:parent-style-name="Standard"/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T8_233" style:family="text"/>
    <style:style style:name="T8_234" style:family="text"/>
    <style:style style:name="T8_235" style:family="text"/>
    <style:style style:name="T8_236" style:family="text"/>
    <style:style style:name="T8_237" style:family="text"/>
    <style:style style:name="T8_238" style:family="text"/>
    <style:style style:name="T8_239" style:family="text"/>
    <style:style style:name="T8_240" style:family="text"/>
    <style:style style:name="T8_241" style:family="text"/>
    <style:style style:name="T8_242" style:family="text"/>
    <style:style style:name="T8_243" style:family="text"/>
    <style:style style:name="T8_244" style:family="text"/>
    <style:style style:name="T8_245" style:family="text"/>
    <style:style style:name="T8_246" style:family="text"/>
    <style:style style:name="T8_247" style:family="text"/>
    <style:style style:name="T8_248" style:family="text"/>
    <style:style style:name="T8_249" style:family="text"/>
    <style:style style:name="T8_250" style:family="text"/>
    <style:style style:name="T8_251" style:family="text"/>
    <style:style style:name="T8_252" style:family="text"/>
    <style:style style:name="T8_253" style:family="text"/>
    <style:style style:name="T8_254" style:family="text"/>
    <style:style style:name="T8_255" style:family="text"/>
    <style:style style:name="T8_256" style:family="text"/>
    <style:style style:name="T8_257" style:family="text"/>
    <style:style style:name="T8_258" style:family="text"/>
    <style:style style:name="T8_259" style:family="text"/>
    <style:style style:name="T8_260" style:family="text"/>
    <style:style style:name="T8_261" style:family="text"/>
    <style:style style:name="T8_262" style:family="text"/>
    <style:style style:name="T8_263" style:family="text"/>
    <style:style style:name="T8_264" style:family="text"/>
    <style:style style:name="T8_265" style:family="text"/>
    <style:style style:name="T8_266" style:family="text"/>
    <style:style style:name="T8_267" style:family="text"/>
    <style:style style:name="T8_268" style:family="text"/>
    <style:style style:name="T8_269" style:family="text"/>
    <style:style style:name="T8_270" style:family="text"/>
    <style:style style:name="T8_271" style:family="text"/>
    <style:style style:name="T8_272" style:family="text"/>
    <style:style style:name="T8_273" style:family="text"/>
    <style:style style:name="T8_274" style:family="text"/>
    <style:style style:name="T8_275" style:family="text"/>
    <style:style style:name="T8_276" style:family="text"/>
    <style:style style:name="T8_277" style:family="text"/>
    <style:style style:name="T8_278" style:family="text"/>
    <style:style style:name="T8_279" style:family="text"/>
    <style:style style:name="T8_280" style:family="text"/>
    <style:style style:name="T8_281" style:family="text"/>
    <style:style style:name="T8_282" style:family="text"/>
    <style:style style:name="T8_283" style:family="text"/>
    <style:style style:name="T8_284" style:family="text"/>
    <style:style style:name="T8_285" style:family="text"/>
    <style:style style:name="T8_286" style:family="text"/>
    <style:style style:name="T8_287" style:family="text"/>
    <style:style style:name="T8_288" style:family="text"/>
    <style:style style:name="T8_289" style:family="text"/>
    <style:style style:name="T8_290" style:family="text"/>
    <style:style style:name="T8_291" style:family="text"/>
    <style:style style:name="T8_292" style:family="text"/>
    <style:style style:name="T8_293" style:family="text"/>
    <style:style style:name="T8_294" style:family="text"/>
    <style:style style:name="T8_295" style:family="text"/>
    <style:style style:name="T8_296" style:family="text"/>
    <style:style style:name="T8_297" style:family="text"/>
    <style:style style:name="T8_298" style:family="text"/>
    <style:style style:name="T8_299" style:family="text"/>
    <style:style style:name="T8_300" style:family="text"/>
    <style:style style:name="T8_301" style:family="text"/>
    <style:style style:name="T8_302" style:family="text"/>
    <style:style style:name="T8_303" style:family="text"/>
    <style:style style:name="T8_304" style:family="text"/>
    <style:style style:name="T8_305" style:family="text"/>
    <style:style style:name="T8_306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right" fo:break-before="auto" fo:line-height="115%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T18_23" style:family="text"/>
    <style:style style:name="T18_24" style:family="text">
      <style:text-properties fo:color="#1155cc" style:text-underline-style="solid" style:text-underline-color="font-color"/>
    </style:style>
    <style:style style:name="T18_25" style:family="text"/>
    <style:style style:name="T18_26" style:family="text">
      <style:text-properties fo:color="#1155cc" style:text-underline-style="solid" style:text-underline-color="font-color"/>
    </style:style>
    <style:style style:name="T18_27" style:family="text"/>
    <style:style style:name="T18_28" style:family="text">
      <style:text-properties fo:color="#1155cc" style:text-underline-style="solid" style:text-underline-color="font-color"/>
    </style:style>
    <style:style style:name="T18_29" style:family="text"/>
    <style:style style:name="T18_30" style:family="text">
      <style:text-properties fo:color="#1155cc" style:text-underline-style="solid" style:text-underline-color="font-color"/>
    </style:style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T18_33" style:family="text"/>
    <style:style style:name="T18_34" style:family="text">
      <style:text-properties fo:color="#1155cc" style:text-underline-style="solid" style:text-underline-color="font-color"/>
    </style:style>
    <style:style style:name="T18_35" style:family="text"/>
    <style:style style:name="T18_36" style:family="text">
      <style:text-properties fo:color="#1155cc" style:text-underline-style="solid" style:text-underline-color="font-color"/>
    </style:style>
    <style:style style:name="T18_37" style:family="text"/>
    <style:style style:name="T18_38" style:family="text">
      <style:text-properties fo:color="#1155cc" style:text-underline-style="solid" style:text-underline-color="font-color"/>
    </style:style>
    <style:style style:name="T18_39" style:family="text"/>
    <style:style style:name="T18_40" style:family="text">
      <style:text-properties fo:color="#1155cc" style:text-underline-style="solid" style:text-underline-color="font-color"/>
    </style:style>
    <style:style style:name="T18_41" style:family="text"/>
    <style:style style:name="T18_42" style:family="text">
      <style:text-properties fo:color="#1155cc" style:text-underline-style="solid" style:text-underline-color="font-color"/>
    </style:style>
    <style:style style:name="T18_43" style:family="text"/>
    <style:style style:name="T18_44" style:family="text">
      <style:text-properties fo:color="#1155cc" style:text-underline-style="solid" style:text-underline-color="font-color"/>
    </style:style>
    <style:style style:name="T18_45" style:family="text"/>
    <style:style style:name="T18_46" style:family="text">
      <style:text-properties fo:color="#1155cc" style:text-underline-style="solid" style:text-underline-color="font-color"/>
    </style:style>
    <style:style style:name="T18_47" style:family="text"/>
    <style:style style:name="T18_48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text-align="right" fo:break-before="auto" fo:line-height="115%" style:writing-mode="lr-tb"/>
    </style:style>
    <style:style style:name="P20" style:family="paragraph" style:parent-style-name="Standard">
      <style:paragraph-properties fo:text-align="right" fo:break-before="auto" fo:line-height="115%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text-align="right" fo:break-before="auto" fo:line-height="115%" style:writing-mode="lr-tb"/>
    </style:style>
    <style:style style:name="P22" style:family="paragraph" style:parent-style-name="Standard">
      <style:paragraph-properties fo:text-align="right" fo:break-before="auto" fo:line-height="115%" style:writing-mode="lr-tb"/>
    </style:style>
    <style:style style:name="P23" style:family="paragraph" style:parent-style-name="Standard">
      <style:paragraph-properties fo:text-align="right" fo:break-before="auto" fo:line-height="115%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T23_19" style:family="text"/>
    <style:style style:name="T23_20" style:family="text">
      <style:text-properties fo:color="#1155cc" style:text-underline-style="solid" style:text-underline-color="font-color"/>
    </style:style>
    <style:style style:name="T23_21" style:family="text"/>
    <style:style style:name="T23_22" style:family="text">
      <style:text-properties fo:color="#1155cc" style:text-underline-style="solid" style:text-underline-color="font-color"/>
    </style:style>
    <style:style style:name="T23_23" style:family="text"/>
    <style:style style:name="T23_24" style:family="text">
      <style:text-properties fo:color="#1155cc" style:text-underline-style="solid" style:text-underline-color="font-color"/>
    </style:style>
    <style:style style:name="T23_25" style:family="text"/>
    <style:style style:name="T23_26" style:family="text">
      <style:text-properties fo:color="#1155cc" style:text-underline-style="solid" style:text-underline-color="font-color"/>
    </style:style>
    <style:style style:name="T23_27" style:family="text"/>
    <style:style style:name="T23_28" style:family="text">
      <style:text-properties fo:color="#1155cc" style:text-underline-style="solid" style:text-underline-color="font-color"/>
    </style:style>
    <style:style style:name="T23_29" style:family="text"/>
    <style:style style:name="T23_30" style:family="text">
      <style:text-properties fo:color="#1155cc" style:text-underline-style="solid" style:text-underline-color="font-color"/>
    </style:style>
    <style:style style:name="T23_31" style:family="text"/>
    <style:style style:name="T23_32" style:family="text">
      <style:text-properties fo:color="#1155cc" style:text-underline-style="solid" style:text-underline-color="font-color"/>
    </style:style>
    <style:style style:name="T23_33" style:family="text"/>
    <style:style style:name="T23_34" style:family="text">
      <style:text-properties fo:color="#1155cc" style:text-underline-style="solid" style:text-underline-color="font-color"/>
    </style:style>
    <style:style style:name="T23_35" style:family="text"/>
    <style:style style:name="T23_36" style:family="text">
      <style:text-properties fo:color="#1155cc" style:text-underline-style="solid" style:text-underline-color="font-color"/>
    </style:style>
    <style:style style:name="T23_37" style:family="text"/>
    <style:style style:name="T23_38" style:family="text">
      <style:text-properties fo:color="#1155cc" style:text-underline-style="solid" style:text-underline-color="font-color"/>
    </style:style>
    <style:style style:name="T23_39" style:family="text"/>
    <style:style style:name="T23_40" style:family="text">
      <style:text-properties fo:color="#1155cc" style:text-underline-style="solid" style:text-underline-color="font-color"/>
    </style:style>
    <style:style style:name="T23_41" style:family="text"/>
    <style:style style:name="T23_42" style:family="text">
      <style:text-properties fo:color="#1155cc" style:text-underline-style="solid" style:text-underline-color="font-color"/>
    </style:style>
    <style:style style:name="T23_43" style:family="text"/>
    <style:style style:name="T23_44" style:family="text">
      <style:text-properties fo:color="#1155cc" style:text-underline-style="solid" style:text-underline-color="font-color"/>
    </style:style>
    <style:style style:name="T23_45" style:family="text"/>
    <style:style style:name="T23_46" style:family="text">
      <style:text-properties fo:color="#1155cc" style:text-underline-style="solid" style:text-underline-color="font-color"/>
    </style:style>
    <style:style style:name="T23_47" style:family="text"/>
    <style:style style:name="T23_48" style:family="text">
      <style:text-properties fo:color="#1155cc" style:text-underline-style="solid" style:text-underline-color="font-color"/>
    </style:style>
    <style:style style:name="T23_49" style:family="text"/>
    <style:style style:name="T23_50" style:family="text">
      <style:text-properties fo:color="#1155cc" style:text-underline-style="solid" style:text-underline-color="font-color"/>
    </style:style>
    <style:style style:name="T23_51" style:family="text"/>
    <style:style style:name="T23_52" style:family="text">
      <style:text-properties fo:color="#1155cc" style:text-underline-style="solid" style:text-underline-color="font-color"/>
    </style:style>
    <style:style style:name="T23_53" style:family="text"/>
    <style:style style:name="T23_54" style:family="text">
      <style:text-properties fo:color="#1155cc" style:text-underline-style="solid" style:text-underline-color="font-color"/>
    </style:style>
    <style:style style:name="T23_55" style:family="text"/>
    <style:style style:name="T23_56" style:family="text">
      <style:text-properties fo:color="#1155cc" style:text-underline-style="solid" style:text-underline-color="font-color"/>
    </style:style>
    <style:style style:name="T23_57" style:family="text"/>
    <style:style style:name="T23_58" style:family="text">
      <style:text-properties fo:color="#1155cc" style:text-underline-style="solid" style:text-underline-color="font-color"/>
    </style:style>
    <style:style style:name="T23_59" style:family="text"/>
    <style:style style:name="T23_60" style:family="text">
      <style:text-properties fo:color="#1155cc" style:text-underline-style="solid" style:text-underline-color="font-color"/>
    </style:style>
    <style:style style:name="T23_61" style:family="text"/>
    <style:style style:name="T23_62" style:family="text">
      <style:text-properties fo:color="#1155cc" style:text-underline-style="solid" style:text-underline-color="font-color"/>
    </style:style>
    <style:style style:name="T23_63" style:family="text"/>
    <style:style style:name="T23_64" style:family="text">
      <style:text-properties fo:color="#1155cc" style:text-underline-style="solid" style:text-underline-color="font-color"/>
    </style:style>
    <style:style style:name="T23_65" style:family="text"/>
    <style:style style:name="T23_66" style:family="text">
      <style:text-properties fo:color="#1155cc" style:text-underline-style="solid" style:text-underline-color="font-color"/>
    </style:style>
    <style:style style:name="T23_67" style:family="text"/>
    <style:style style:name="T23_68" style:family="text">
      <style:text-properties fo:color="#1155cc" style:text-underline-style="solid" style:text-underline-color="font-color"/>
    </style:style>
    <style:style style:name="T23_69" style:family="text"/>
    <style:style style:name="T23_70" style:family="text">
      <style:text-properties fo:color="#1155cc" style:text-underline-style="solid" style:text-underline-color="font-color"/>
    </style:style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P24" style:family="paragraph" style:parent-style-name="Standard">
      <style:paragraph-properties fo:text-align="right" fo:break-before="auto" fo:line-height="115%" style:writing-mode="lr-tb"/>
    </style:style>
    <style:style style:name="P25" style:family="paragraph" style:parent-style-name="Standard">
      <style:paragraph-properties fo:text-align="right" fo:break-before="auto" fo:line-height="115%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T25_19" style:family="text"/>
    <style:style style:name="T25_20" style:family="text">
      <style:text-properties fo:color="#1155cc" style:text-underline-style="solid" style:text-underline-color="font-color"/>
    </style:style>
    <style:style style:name="T25_21" style:family="text"/>
    <style:style style:name="T25_22" style:family="text">
      <style:text-properties fo:color="#1155cc" style:text-underline-style="solid" style:text-underline-color="font-color"/>
    </style:style>
    <style:style style:name="T25_23" style:family="text"/>
    <style:style style:name="T25_24" style:family="text">
      <style:text-properties fo:color="#1155cc" style:text-underline-style="solid" style:text-underline-color="font-color"/>
    </style:style>
    <style:style style:name="T25_25" style:family="text"/>
    <style:style style:name="T25_26" style:family="text">
      <style:text-properties fo:color="#1155cc" style:text-underline-style="solid" style:text-underline-color="font-color"/>
    </style:style>
    <style:style style:name="T25_27" style:family="text"/>
    <style:style style:name="T25_28" style:family="text">
      <style:text-properties fo:color="#1155cc" style:text-underline-style="solid" style:text-underline-color="font-color"/>
    </style:style>
    <style:style style:name="T25_29" style:family="text"/>
    <style:style style:name="T25_30" style:family="text">
      <style:text-properties fo:color="#1155cc" style:text-underline-style="solid" style:text-underline-color="font-color"/>
    </style:style>
    <style:style style:name="T25_31" style:family="text"/>
    <style:style style:name="T25_32" style:family="text">
      <style:text-properties fo:color="#1155cc" style:text-underline-style="solid" style:text-underline-color="font-color"/>
    </style:style>
    <style:style style:name="T25_33" style:family="text"/>
    <style:style style:name="T25_34" style:family="text">
      <style:text-properties fo:color="#1155cc" style:text-underline-style="solid" style:text-underline-color="font-color"/>
    </style:style>
    <style:style style:name="T25_35" style:family="text"/>
    <style:style style:name="T25_36" style:family="text">
      <style:text-properties fo:color="#1155cc" style:text-underline-style="solid" style:text-underline-color="font-color"/>
    </style:style>
    <style:style style:name="T25_37" style:family="text"/>
    <style:style style:name="T25_38" style:family="text">
      <style:text-properties fo:color="#1155cc" style:text-underline-style="solid" style:text-underline-color="font-color"/>
    </style:style>
    <style:style style:name="T25_39" style:family="text"/>
    <style:style style:name="T25_40" style:family="text">
      <style:text-properties fo:color="#1155cc" style:text-underline-style="solid" style:text-underline-color="font-color"/>
    </style:style>
    <style:style style:name="T25_41" style:family="text"/>
    <style:style style:name="T25_42" style:family="text">
      <style:text-properties fo:color="#1155cc" style:text-underline-style="solid" style:text-underline-color="font-color"/>
    </style:style>
    <style:style style:name="T25_43" style:family="text"/>
    <style:style style:name="T25_44" style:family="text">
      <style:text-properties fo:color="#1155cc" style:text-underline-style="solid" style:text-underline-color="font-color"/>
    </style:style>
    <style:style style:name="T25_45" style:family="text"/>
    <style:style style:name="T25_46" style:family="text">
      <style:text-properties fo:color="#1155cc" style:text-underline-style="solid" style:text-underline-color="font-color"/>
    </style:style>
    <style:style style:name="T25_47" style:family="text"/>
    <style:style style:name="T25_48" style:family="text">
      <style:text-properties fo:color="#1155cc" style:text-underline-style="solid" style:text-underline-color="font-color"/>
    </style:style>
    <style:style style:name="T25_49" style:family="text"/>
    <style:style style:name="T25_50" style:family="text">
      <style:text-properties fo:color="#1155cc" style:text-underline-style="solid" style:text-underline-color="font-color"/>
    </style:style>
    <style:style style:name="T25_51" style:family="text"/>
    <style:style style:name="T25_52" style:family="text">
      <style:text-properties fo:color="#1155cc" style:text-underline-style="solid" style:text-underline-color="font-color"/>
    </style:style>
    <style:style style:name="T25_53" style:family="text"/>
    <style:style style:name="T25_54" style:family="text">
      <style:text-properties fo:color="#1155cc" style:text-underline-style="solid" style:text-underline-color="font-color"/>
    </style:style>
    <style:style style:name="T25_55" style:family="text"/>
    <style:style style:name="T25_56" style:family="text">
      <style:text-properties fo:color="#1155cc" style:text-underline-style="solid" style:text-underline-color="font-color"/>
    </style:style>
    <style:style style:name="T25_57" style:family="text"/>
    <style:style style:name="T25_58" style:family="text">
      <style:text-properties fo:color="#1155cc" style:text-underline-style="solid" style:text-underline-color="font-color"/>
    </style:style>
    <style:style style:name="T25_59" style:family="text"/>
    <style:style style:name="T25_60" style:family="text">
      <style:text-properties fo:color="#1155cc" style:text-underline-style="solid" style:text-underline-color="font-color"/>
    </style:style>
    <style:style style:name="T25_61" style:family="text"/>
    <style:style style:name="T25_62" style:family="text">
      <style:text-properties fo:color="#1155cc" style:text-underline-style="solid" style:text-underline-color="font-color"/>
    </style:style>
    <style:style style:name="T25_63" style:family="text"/>
    <style:style style:name="T25_64" style:family="text">
      <style:text-properties fo:color="#1155cc" style:text-underline-style="solid" style:text-underline-color="font-color"/>
    </style:style>
    <style:style style:name="T25_65" style:family="text"/>
    <style:style style:name="T25_66" style:family="text">
      <style:text-properties fo:color="#1155cc" style:text-underline-style="solid" style:text-underline-color="font-color"/>
    </style:style>
    <style:style style:name="T25_67" style:family="text"/>
    <style:style style:name="T25_68" style:family="text">
      <style:text-properties fo:color="#1155cc" style:text-underline-style="solid" style:text-underline-color="font-color"/>
    </style:style>
    <style:style style:name="T25_69" style:family="text"/>
    <style:style style:name="T25_70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text-align="right" fo:break-before="auto" fo:line-height="115%" style:writing-mode="lr-tb"/>
    </style:style>
    <style:style style:name="P27" style:family="paragraph" style:parent-style-name="Standard">
      <style:paragraph-properties fo:text-align="right" fo:break-before="auto" fo:line-height="115%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Czyli</text:span><text:span text:style-name="T1_2"><text:s/></text:span><text:span text:style-name="T1_3">słów</text:span><text:span text:style-name="T1_4"><text:s/></text:span><text:span text:style-name="T1_5">kilka</text:span><text:span text:style-name="T1_6"><text:s/></text:span><text:span text:style-name="T1_7">na</text:span><text:span text:style-name="T1_8"><text:s/></text:span><text:span text:style-name="T1_9">temat</text:span><text:span text:style-name="T1_10"><text:s/></text:span><text:span text:style-name="T1_11">czarnych</text:span><text:span text:style-name="T1_12"><text:s/></text:span><text:span text:style-name="T1_13">charakterów</text:span><text:span text:style-name="T1_14">.<text:s/></text:span><text:span text:style-name="T1_15">Zanim</text:span><text:span text:style-name="T1_16"><text:s/></text:span><text:span text:style-name="T1_17">jednak</text:span><text:span text:style-name="T1_18"><text:s/></text:span><text:span text:style-name="T1_19">zacznę</text:span><text:span text:style-name="T1_20">,<text:s/></text:span><text:span text:style-name="T1_21">chcę</text:span><text:span text:style-name="T1_22"><text:s/></text:span><text:span text:style-name="T1_23">wspomnieć</text:span><text:span text:style-name="T1_24">,<text:s/></text:span><text:span text:style-name="T1_25">że</text:span><text:span text:style-name="T1_26"><text:s/></text:span><text:span text:style-name="T1_27">we</text:span><text:span text:style-name="T1_28"><text:s/></text:span><text:span text:style-name="T1_29">wszystkim</text:span><text:span text:style-name="T1_30">,<text:s/></text:span><text:span text:style-name="T1_31">co</text:span><text:span text:style-name="T1_32"><text:s/></text:span><text:span text:style-name="T1_33">mówię</text:span><text:span text:style-name="T1_34">,<text:s/></text:span><text:span text:style-name="T1_35">oczywiście</text:span><text:span text:style-name="T1_36"><text:s/></text:span><text:span text:style-name="T1_37">mam</text:span><text:span text:style-name="T1_38"><text:s/></text:span><text:span text:style-name="T1_39">rację</text:span><text:span text:style-name="T1_40">.<text:s/></text:span><text:span text:style-name="T1_41">Bo</text:span><text:span text:style-name="T1_42"><text:s/></text:span><text:span text:style-name="T1_43">nie</text:span><text:span text:style-name="T1_44"><text:s/></text:span><text:span text:style-name="T1_45">liczą</text:span><text:span text:style-name="T1_46"><text:s/></text:span><text:span text:style-name="T1_47">się</text:span><text:span text:style-name="T1_48"><text:s/></text:span><text:span text:style-name="T1_49">gusta</text:span><text:span text:style-name="T1_50"><text:s/></text:span><text:span text:style-name="T1_51">oraz</text:span><text:span text:style-name="T1_52"><text:s/></text:span><text:span text:style-name="T1_53">zwykła</text:span><text:span text:style-name="T1_54"><text:s/></text:span><text:span text:style-name="T1_55">odmienność</text:span><text:span text:style-name="T1_56"><text:s/></text:span><text:span text:style-name="T1_57">zdań</text:span><text:span text:style-name="T1_58">…<text:s/></text:span><text:span text:style-name="T1_59">Prawda</text:span><text:span text:style-name="T1_60">?</text:span></text:p>
      <text:p text:style-name="P2"/>
      <text:p text:style-name="P3"><text:span text:style-name="T3_1">Czarny</text:span><text:span text:style-name="T3_2"><text:s/></text:span><text:span text:style-name="T3_3">charakter</text:span><text:span text:style-name="T3_4"><text:s/></text:span><text:span text:style-name="T3_5">to</text:span><text:span text:style-name="T3_6"><text:s/></text:span><text:span text:style-name="T3_7">niemal</text:span><text:span text:style-name="T3_8"><text:s/></text:span><text:span text:style-name="T3_9">obowiązkowy</text:span><text:span text:style-name="T3_10"><text:s/></text:span><text:span text:style-name="T3_11">element</text:span><text:span text:style-name="T3_12"><text:s/></text:span><text:span text:style-name="T3_13">każdej</text:span><text:span text:style-name="T3_14"><text:s/></text:span><text:span text:style-name="T3_15">dłuższej</text:span><text:span text:style-name="T3_16"><text:s/></text:span><text:span text:style-name="T3_17">opowieści</text:span><text:span text:style-name="T3_18">.<text:s/></text:span><text:span text:style-name="T3_19">Jej</text:span><text:span text:style-name="T3_20"><text:s/></text:span><text:span text:style-name="T3_21">typ</text:span><text:span text:style-name="T3_22">,<text:s/></text:span><text:span text:style-name="T3_23">realia</text:span><text:span text:style-name="T3_24"><text:s/></text:span><text:span text:style-name="T3_25">czy</text:span><text:span text:style-name="T3_26"><text:s/></text:span><text:span text:style-name="T3_27">klimat</text:span><text:span text:style-name="T3_28"><text:s/></text:span><text:span text:style-name="T3_29">mogą</text:span><text:span text:style-name="T3_30"><text:s/></text:span><text:span text:style-name="T3_31">być</text:span><text:span text:style-name="T3_32"><text:s/></text:span><text:span text:style-name="T3_33">różne</text:span><text:span text:style-name="T3_34">,<text:s/></text:span><text:span text:style-name="T3_35">ale</text:span><text:span text:style-name="T3_36"><text:s/>(</text:span><text:span text:style-name="T3_37">niemal</text:span><text:span text:style-name="T3_38">)<text:s/></text:span><text:span text:style-name="T3_39">zawsze</text:span><text:span text:style-name="T3_40"><text:s/></text:span><text:span text:style-name="T3_41">musi</text:span><text:span text:style-name="T3_42"><text:s/></text:span><text:span text:style-name="T3_43">ona</text:span><text:span text:style-name="T3_44"><text:s/></text:span><text:span text:style-name="T3_45">zawierać</text:span><text:span text:style-name="T3_46"><text:s/></text:span><text:span text:style-name="T3_47">tę</text:span><text:span text:style-name="T3_48"><text:s/></text:span><text:span text:style-name="T3_49">jedną</text:span><text:span text:style-name="T3_50"><text:s/></text:span><text:span text:style-name="T3_51">postać</text:span><text:span text:style-name="T3_52">,<text:s/></text:span><text:span text:style-name="T3_53">której</text:span><text:span text:style-name="T3_54"><text:s/></text:span><text:span text:style-name="T3_55">celem</text:span><text:span text:style-name="T3_56"><text:s/></text:span><text:span text:style-name="T3_57">jest</text:span><text:span text:style-name="T3_58"><text:s/></text:span><text:span text:style-name="T3_59">uprzykrzenie</text:span><text:span text:style-name="T3_60"><text:s/></text:span><text:span text:style-name="T3_61">życia</text:span><text:span text:style-name="T3_62"><text:s/></text:span><text:span text:style-name="T3_63">protagonisty</text:span><text:span text:style-name="T3_64">.<text:s/></text:span><text:span text:style-name="T3_65">Używany</text:span><text:span text:style-name="T3_66"><text:s/></text:span><text:span text:style-name="T3_67">często</text:span><text:span text:style-name="T3_68"><text:s/></text:span><text:span text:style-name="T3_69">termin</text:span><text:span text:style-name="T3_70"><text:s/>“</text:span><text:span text:style-name="T3_71">antagonista</text:span><text:span text:style-name="T3_72">”<text:s/></text:span><text:span text:style-name="T3_73">nie</text:span><text:span text:style-name="T3_74"><text:s/></text:span><text:span text:style-name="T3_75">do</text:span><text:span text:style-name="T3_76"><text:s/></text:span><text:span text:style-name="T3_77">końca</text:span><text:span text:style-name="T3_78"><text:s/></text:span><text:span text:style-name="T3_79">tu</text:span><text:span text:style-name="T3_80"><text:s/></text:span><text:span text:style-name="T3_81">pasuje</text:span><text:span text:style-name="T3_82">.<text:s/></text:span><text:span text:style-name="T3_83">To</text:span><text:span text:style-name="T3_84"><text:s/></text:span><text:span text:style-name="T3_85">znaczy</text:span><text:span text:style-name="T3_86">,<text:s/></text:span><text:span text:style-name="T3_87">owszem</text:span><text:span text:style-name="T3_88">,<text:s/></text:span><text:span text:style-name="T3_89">zawsze</text:span><text:span text:style-name="T3_90"><text:s/></text:span><text:span text:style-name="T3_91">jest</text:span><text:span text:style-name="T3_92"><text:s/></text:span><text:span text:style-name="T3_93">nim</text:span><text:span text:style-name="T3_94"><text:s/></text:span><text:span text:style-name="T3_95">czarny</text:span><text:span text:style-name="T3_96"><text:s/></text:span><text:span text:style-name="T3_97">charakter</text:span><text:span text:style-name="T3_98">.<text:s/></text:span><text:span text:style-name="T3_99">Jednak</text:span><text:span text:style-name="T3_100"><text:s/></text:span><text:span text:style-name="T3_101">on</text:span><text:span text:style-name="T3_102"><text:s/></text:span><text:span text:style-name="T3_103">sam</text:span><text:span text:style-name="T3_104"><text:s/></text:span><text:span text:style-name="T3_105">nie</text:span><text:span text:style-name="T3_106"><text:s/></text:span><text:span text:style-name="T3_107">zawsze</text:span><text:span text:style-name="T3_108"><text:s/></text:span><text:span text:style-name="T3_109">jest</text:span><text:span text:style-name="T3_110"><text:s/></text:span><text:span text:style-name="T3_111">czarnym</text:span><text:span text:style-name="T3_112"><text:s/></text:span><text:span text:style-name="T3_113">charakterem</text:span><text:span text:style-name="T3_114">.<text:s/></text:span><text:span text:style-name="T3_115">To</text:span><text:span text:style-name="T3_116"><text:s/></text:span><text:span text:style-name="T3_117">kwestia</text:span><text:span text:style-name="T3_118"><text:s/></text:span><text:span text:style-name="T3_119">perspektywy</text:span><text:span text:style-name="T3_120">.<text:s/></text:span></text:p>
      <text:p text:style-name="P4"/>
      <text:p text:style-name="P5"><text:span text:style-name="T5_1">Weźmy</text:span><text:span text:style-name="T5_2"><text:s/></text:span><text:span text:style-name="T5_3">taką</text:span><text:span text:style-name="T5_4"><text:s/>“</text:span><text:span text:style-name="T5_5">Grę</text:span><text:span text:style-name="T5_6"><text:s/></text:span><text:span text:style-name="T5_7">o</text:span><text:span text:style-name="T5_8"><text:s/></text:span><text:span text:style-name="T5_9">Tron</text:span><text:span text:style-name="T5_10">”.<text:s/></text:span><text:span text:style-name="T5_11">Obserwując</text:span><text:span text:style-name="T5_12"><text:s/></text:span><text:span text:style-name="T5_13">poczynania</text:span><text:span text:style-name="T5_14"><text:s/></text:span><text:span text:style-name="T5_15">jednej</text:span><text:span text:style-name="T5_16"><text:s/></text:span><text:span text:style-name="T5_17">ze</text:span><text:span text:style-name="T5_18"><text:s/></text:span><text:span text:style-name="T5_19">stron</text:span><text:span text:style-name="T5_20"><text:s/></text:span><text:span text:style-name="T5_21">konfliktu</text:span><text:span text:style-name="T5_22">,<text:s/></text:span><text:span text:style-name="T5_23">widzimy</text:span><text:span text:style-name="T5_24">,<text:s/></text:span><text:span text:style-name="T5_25">że</text:span><text:span text:style-name="T5_26"><text:s/></text:span><text:span text:style-name="T5_27">druga</text:span><text:span text:style-name="T5_28"><text:s/></text:span><text:span text:style-name="T5_29">jest</text:span><text:span text:style-name="T5_30"><text:s/></text:span><text:span text:style-name="T5_31">antagonistą</text:span><text:span text:style-name="T5_32">.<text:s/></text:span><text:span text:style-name="T5_33">Jednak</text:span><text:span text:style-name="T5_34"><text:s/></text:span><text:span text:style-name="T5_35">kiedy</text:span><text:span text:style-name="T5_36"><text:s/></text:span><text:span text:style-name="T5_37">zajrzymy</text:span><text:span text:style-name="T5_38"><text:s/></text:span><text:span text:style-name="T5_39">do</text:span><text:span text:style-name="T5_40"><text:s/></text:span><text:span text:style-name="T5_41">drugiego</text:span><text:span text:style-name="T5_42"><text:s/></text:span><text:span text:style-name="T5_43">obozu</text:span><text:span text:style-name="T5_44">,<text:s/></text:span><text:span text:style-name="T5_45">zobaczymy</text:span><text:span text:style-name="T5_46">,<text:s/></text:span><text:span text:style-name="T5_47">że</text:span><text:span text:style-name="T5_48"><text:s/></text:span><text:span text:style-name="T5_49">jest</text:span><text:span text:style-name="T5_50"><text:s/></text:span><text:span text:style-name="T5_51">zupełnie</text:span><text:span text:style-name="T5_52"><text:s/></text:span><text:span text:style-name="T5_53">odwrotnie</text:span><text:span text:style-name="T5_54">.<text:s/></text:span><text:span text:style-name="T5_55">W</text:span><text:span text:style-name="T5_56"><text:s/></text:span><text:span text:style-name="T5_57">powieściach</text:span><text:span text:style-name="T5_58"><text:s/></text:span><text:span text:style-name="T5_59">Martina</text:span><text:span text:style-name="T5_60"><text:s/></text:span><text:span text:style-name="T5_61">nie</text:span><text:span text:style-name="T5_62"><text:s/></text:span><text:span text:style-name="T5_63">ma</text:span><text:span text:style-name="T5_64"><text:s/></text:span><text:span text:style-name="T5_65">jednoznacznego</text:span><text:span text:style-name="T5_66"><text:s/></text:span><text:span text:style-name="T5_67">głównego</text:span><text:span text:style-name="T5_68"><text:s/></text:span><text:span text:style-name="T5_69">bohatera</text:span><text:span text:style-name="T5_70">,<text:s/></text:span><text:span text:style-name="T5_71">a</text:span><text:span text:style-name="T5_72"><text:s/></text:span><text:span text:style-name="T5_73">akcja</text:span><text:span text:style-name="T5_74"><text:s/></text:span><text:span text:style-name="T5_75">prowadzona</text:span><text:span text:style-name="T5_76"><text:s/></text:span><text:span text:style-name="T5_77">jest</text:span><text:span text:style-name="T5_78"><text:s/></text:span><text:span text:style-name="T5_79">z</text:span><text:span text:style-name="T5_80"><text:s/></text:span><text:span text:style-name="T5_81">różnych</text:span><text:span text:style-name="T5_82"><text:s/></text:span><text:span text:style-name="T5_83">perspektyw</text:span><text:span text:style-name="T5_84">.<text:s/></text:span><text:span text:style-name="T5_85">Można</text:span><text:span text:style-name="T5_86"><text:s/></text:span><text:span text:style-name="T5_87">stwierdzić</text:span><text:span text:style-name="T5_88">,<text:s/></text:span><text:span text:style-name="T5_89">że</text:span><text:span text:style-name="T5_90"><text:s/></text:span><text:span text:style-name="T5_91">nie</text:span><text:span text:style-name="T5_92"><text:s/></text:span><text:span text:style-name="T5_93">ma</text:span><text:span text:style-name="T5_94"><text:s/></text:span><text:span text:style-name="T5_95">protagonistów</text:span><text:span text:style-name="T5_96"><text:s/></text:span><text:span text:style-name="T5_97">i</text:span><text:span text:style-name="T5_98"><text:s/></text:span><text:span text:style-name="T5_99">antagonistów</text:span><text:span text:style-name="T5_100"><text:s/></text:span><text:span text:style-name="T5_101">lub</text:span><text:span text:style-name="T5_102"><text:s/></text:span><text:span text:style-name="T5_103">że</text:span><text:span text:style-name="T5_104"><text:s/></text:span><text:span text:style-name="T5_105">ich</text:span><text:span text:style-name="T5_106"><text:s/></text:span><text:span text:style-name="T5_107">role</text:span><text:span text:style-name="T5_108"><text:s/></text:span><text:span text:style-name="T5_109">po</text:span><text:span text:style-name="T5_110"><text:s/></text:span><text:span text:style-name="T5_111">prostu</text:span><text:span text:style-name="T5_112"><text:s/></text:span><text:span text:style-name="T5_113">się</text:span><text:span text:style-name="T5_114"><text:s/></text:span><text:span text:style-name="T5_115">zamieniają</text:span><text:span text:style-name="T5_116">.<text:s/></text:span><text:span text:style-name="T5_117">Jednak</text:span><text:span text:style-name="T5_118"><text:s/></text:span><text:span text:style-name="T5_119">Pan</text:span><text:span text:style-name="T5_120"><text:s/></text:span><text:span text:style-name="T5_121">George</text:span><text:span text:style-name="T5_122"><text:s/></text:span><text:span text:style-name="T5_123">wkomponował</text:span><text:span text:style-name="T5_124"><text:s/></text:span><text:span text:style-name="T5_125">w</text:span><text:span text:style-name="T5_126"><text:s/></text:span><text:span text:style-name="T5_127">ten</text:span><text:span text:style-name="T5_128"><text:s/>“</text:span><text:span text:style-name="T5_129">szary</text:span><text:span text:style-name="T5_130">,<text:s/></text:span><text:span text:style-name="T5_131">niejednoznaczny</text:span><text:span text:style-name="T5_132">”<text:s/></text:span><text:span text:style-name="T5_133">świat</text:span><text:span text:style-name="T5_134"><text:s/></text:span><text:span text:style-name="T5_135">kilku</text:span><text:span text:style-name="T5_136"><text:s/></text:span><text:span text:style-name="T5_137">prawdziwych</text:span><text:span text:style-name="T5_138"><text:s/></text:span><text:span text:style-name="T5_139">czarnych</text:span><text:span text:style-name="T5_140"><text:s/></text:span><text:span text:style-name="T5_141">charakterów</text:span><text:span text:style-name="T5_142">.<text:s/></text:span><text:span text:style-name="T5_143">Chociażby</text:span><text:span text:style-name="T5_144"><text:s/></text:span><text:span text:style-name="T5_145"><office:annotation><dc:creator/><text:p text:style-name="P6"><text:span text:style-name="T6_1">Biali</text:span><text:span text:style-name="T6_2"><text:s/></text:span><text:span text:style-name="T6_3">Wędrowcy</text:span><text:span text:style-name="T6_4"><text:s/></text:span><text:span text:style-name="T6_5">to</text:span><text:span text:style-name="T6_6"><text:s/></text:span><text:span text:style-name="T6_7">ci</text:span><text:span text:style-name="T6_8"><text:s/></text:span><text:span text:style-name="T6_9">dobrzy</text:span><text:span text:style-name="T6_10">,<text:s/></text:span><text:span text:style-name="T6_11">oni</text:span><text:span text:style-name="T6_12"><text:s/></text:span><text:span text:style-name="T6_13">tylko</text:span><text:span text:style-name="T6_14"><text:s/></text:span><text:span text:style-name="T6_15">chcą</text:span><text:span text:style-name="T6_16"><text:s/></text:span><text:span text:style-name="T6_17">pokłonić</text:span><text:span text:style-name="T6_18"><text:s/></text:span><text:span text:style-name="T6_19">się</text:span><text:span text:style-name="T6_20"><text:s/></text:span><text:span text:style-name="T6_21">Stannisowi</text:span><text:span text:style-name="T6_22"><text:s/></text:span><text:span text:style-name="T6_23">i</text:span><text:span text:style-name="T6_24"><text:s/></text:span><text:span text:style-name="T6_25">zdobyć</text:span><text:span text:style-name="T6_26"><text:s/></text:span><text:span text:style-name="T6_27">jego</text:span><text:span text:style-name="T6_28"><text:s/></text:span><text:span text:style-name="T6_29">autograf</text:span><text:span text:style-name="T6_30">!</text:span></text:p></office:annotation></text:span><text:span text:style-name="T6_31">Białych</text:span><text:span text:style-name="T6_32"><text:s/></text:span><text:span text:style-name="T6_33">Wędrowców</text:span><text:span text:style-name="T6_34">,<text:s/></text:span><text:span text:style-name="T6_35">Gregora</text:span><text:span text:style-name="T6_36"><text:s/>“</text:span><text:span text:style-name="T6_37">Górę</text:span><text:span text:style-name="T6_38">”<text:s/></text:span><text:span text:style-name="T6_39">Clegane</text:span><text:span text:style-name="T6_40">’</text:span><text:span text:style-name="T6_41">a</text:span><text:span text:style-name="T6_42"><text:s/></text:span><text:span text:style-name="T6_43">czy</text:span><text:span text:style-name="T6_44"><text:s/></text:span><text:span text:style-name="T6_45">Cersei</text:span><text:span text:style-name="T6_46"><text:s/></text:span><text:span text:style-name="T6_47">Lannister</text:span><text:span text:style-name="T6_48"><text:s/>(</text:span><text:span text:style-name="T6_49">bycie</text:span><text:span text:style-name="T6_50"><text:s/></text:span><text:span text:style-name="T6_51">subiektywnym</text:span><text:span text:style-name="T6_52"><text:s/></text:span><text:span text:style-name="T6_53">jest</text:span><text:span text:style-name="T6_54"><text:s/></text:span><text:span text:style-name="T6_55">cudowne</text:span><text:span text:style-name="T6_56">,<text:s/></text:span><text:span text:style-name="T6_57">wiecie</text:span><text:span text:style-name="T6_58">?).<text:s/></text:span><text:span text:style-name="T6_59">Są</text:span><text:span text:style-name="T6_60"><text:s/></text:span><text:span text:style-name="T6_61">pozbawieni</text:span><text:span text:style-name="T6_62"><text:s/></text:span><text:span text:style-name="T6_63">cech</text:span><text:span text:style-name="T6_64"><text:s/></text:span><text:span text:style-name="T6_65">pozytywnych</text:span><text:span text:style-name="T6_66">,<text:s/></text:span><text:span text:style-name="T6_67">ciężko</text:span><text:span text:style-name="T6_68"><text:s/></text:span><text:span text:style-name="T6_69">się</text:span><text:span text:style-name="T6_70"><text:s/></text:span><text:span text:style-name="T6_71">z</text:span><text:span text:style-name="T6_72"><text:s/></text:span><text:span text:style-name="T6_73">nimi</text:span><text:span text:style-name="T6_74"><text:s/></text:span><text:span text:style-name="T6_75">utożsamiać</text:span><text:span text:style-name="T6_76">,<text:s/></text:span><text:span text:style-name="T6_77">a</text:span><text:span text:style-name="T6_78"><text:s/></text:span><text:span text:style-name="T6_79">ich</text:span><text:span text:style-name="T6_80"><text:s/></text:span><text:span text:style-name="T6_81">jedynym</text:span><text:span text:style-name="T6_82"><text:s/></text:span><text:span text:style-name="T6_83">celem</text:span><text:span text:style-name="T6_84"><text:s/></text:span><text:span text:style-name="T6_85">jest</text:span><text:span text:style-name="T6_86"><text:s/></text:span><text:span text:style-name="T6_87">bycie</text:span><text:span text:style-name="T6_88"><text:s/></text:span><text:span text:style-name="T6_89">cierniem</text:span><text:span text:style-name="T6_90"><text:s/></text:span><text:span text:style-name="T6_91">w</text:span><text:span text:style-name="T6_92"><text:s/></text:span><text:span text:style-name="T6_93">oku</text:span><text:span text:style-name="T6_94"><text:s/></text:span><text:span text:style-name="T6_95">wszystkich</text:span><text:span text:style-name="T6_96"><text:s/></text:span><text:span text:style-name="T6_97">dookoła</text:span><text:span text:style-name="T6_98">.<text:s/></text:span></text:p>
      <text:p text:style-name="P7"/>
      <text:p text:style-name="P8"><text:span text:style-name="T8_1">Tu</text:span><text:span text:style-name="T8_2"><text:s/></text:span><text:span text:style-name="T8_3">pojawia</text:span><text:span text:style-name="T8_4"><text:s/></text:span><text:span text:style-name="T8_5">się</text:span><text:span text:style-name="T8_6">,<text:s/></text:span><text:span text:style-name="T8_7">w</text:span><text:span text:style-name="T8_8"><text:s/></text:span><text:span text:style-name="T8_9">mojej</text:span><text:span text:style-name="T8_10"><text:s/></text:span><text:span text:style-name="T8_11">skromnej</text:span><text:span text:style-name="T8_12"><text:s/></text:span><text:span text:style-name="T8_13">opinii</text:span><text:span text:style-name="T8_14">,<text:s/></text:span><text:span text:style-name="T8_15">różnica</text:span><text:span text:style-name="T8_16"><text:s/></text:span><text:span text:style-name="T8_17">między</text:span><text:span text:style-name="T8_18"><text:s/></text:span><text:span text:style-name="T8_19">antagonistą</text:span><text:span text:style-name="T8_20"><text:s/></text:span><text:span text:style-name="T8_21">a</text:span><text:span text:style-name="T8_22"><text:s/></text:span><text:span text:style-name="T8_23">czarnym</text:span><text:span text:style-name="T8_24"><text:s/></text:span><text:span text:style-name="T8_25">charakterem</text:span><text:span text:style-name="T8_26">.<text:s/></text:span><text:span text:style-name="T8_27">Czarny</text:span><text:span text:style-name="T8_28"><text:s/></text:span><text:span text:style-name="T8_29">charakter</text:span><text:span text:style-name="T8_30"><text:s/></text:span><text:span text:style-name="T8_31">jest</text:span><text:span text:style-name="T8_32">…<text:s/></text:span><text:span text:style-name="T8_33">a</text:span><text:span text:style-name="T8_34"><text:s/></text:span><text:span text:style-name="T8_35">raczej</text:span><text:span text:style-name="T8_36"><text:s/></text:span><text:span text:style-name="T8_37">powinien</text:span><text:span text:style-name="T8_38"><text:s/></text:span><text:span text:style-name="T8_39">być</text:span><text:span text:style-name="T8_40"><text:s/></text:span><text:span text:style-name="T8_41">w</text:span><text:span text:style-name="T8_42"><text:s/></text:span><text:span text:style-name="T8_43">potoczmy</text:span><text:span text:style-name="T8_44"><text:s/></text:span><text:span text:style-name="T8_45">rozumieniu</text:span><text:span text:style-name="T8_46"><text:s/>“</text:span><text:span text:style-name="T8_47">zły</text:span><text:span text:style-name="T8_48">”.<text:s/></text:span><text:span text:style-name="T8_49">To</text:span><text:span text:style-name="T8_50"><text:s/></text:span><text:span text:style-name="T8_51">oczywiście</text:span><text:span text:style-name="T8_52"><text:s/></text:span><text:span text:style-name="T8_53">duże</text:span><text:span text:style-name="T8_54"><text:s/></text:span><text:span text:style-name="T8_55">uproszczenie</text:span><text:span text:style-name="T8_56">.<text:s/></text:span><text:span text:style-name="T8_57">Nie</text:span><text:span text:style-name="T8_58"><text:s/></text:span><text:span text:style-name="T8_59">zawsze</text:span><text:span text:style-name="T8_60"><text:s/></text:span><text:span text:style-name="T8_61">musi</text:span><text:span text:style-name="T8_62"><text:s/></text:span><text:span text:style-name="T8_63">taki</text:span><text:span text:style-name="T8_64"><text:s/></text:span><text:span text:style-name="T8_65">być</text:span><text:span text:style-name="T8_66">,<text:s/></text:span><text:span text:style-name="T8_67">jego</text:span><text:span text:style-name="T8_68"><text:s/></text:span><text:span text:style-name="T8_69">motywacje</text:span><text:span text:style-name="T8_70"><text:s/></text:span><text:span text:style-name="T8_71">mogą</text:span><text:span text:style-name="T8_72"><text:s/></text:span><text:span text:style-name="T8_73">mieć</text:span><text:span text:style-name="T8_74"><text:s/></text:span><text:span text:style-name="T8_75">drugie</text:span><text:span text:style-name="T8_76"><text:s/></text:span><text:span text:style-name="T8_77">dno</text:span><text:span text:style-name="T8_78">,<text:s/></text:span><text:span text:style-name="T8_79">może</text:span><text:span text:style-name="T8_80"><text:s/></text:span><text:span text:style-name="T8_81">mieć</text:span><text:span text:style-name="T8_82"><text:s/></text:span><text:span text:style-name="T8_83">ulubionego</text:span><text:span text:style-name="T8_84"><text:s/></text:span><text:span text:style-name="T8_85">psa</text:span><text:span text:style-name="T8_86"><text:s/></text:span><text:span text:style-name="T8_87">o</text:span><text:span text:style-name="T8_88"><text:s/></text:span><text:span text:style-name="T8_89">imieniu</text:span><text:span text:style-name="T8_90"><text:s/></text:span><text:span text:style-name="T8_91">Blondi</text:span><text:span text:style-name="T8_92">…<text:s/></text:span><text:span text:style-name="T8_93">Chodzi</text:span><text:span text:style-name="T8_94"><text:s/></text:span><text:span text:style-name="T8_95">jednak</text:span><text:span text:style-name="T8_96"><text:s/></text:span><text:span text:style-name="T8_97">o</text:span><text:span text:style-name="T8_98"><text:s/></text:span><text:span text:style-name="T8_99">to</text:span><text:span text:style-name="T8_100">,<text:s/></text:span><text:span text:style-name="T8_101">żeby</text:span><text:span text:style-name="T8_102"><text:s/></text:span><text:span text:style-name="T8_103">postać</text:span><text:span text:style-name="T8_104"><text:s/></text:span><text:span text:style-name="T8_105">będąca</text:span><text:span text:style-name="T8_106"><text:s/></text:span><text:span text:style-name="T8_107">schwarzcharakterem</text:span><text:span text:style-name="T8_108"><text:s/></text:span><text:span text:style-name="T8_109">nie</text:span><text:span text:style-name="T8_110"><text:s/></text:span><text:span text:style-name="T8_111">była</text:span><text:span text:style-name="T8_112"><text:s/>“</text:span><text:span text:style-name="T8_113">po</text:span><text:span text:style-name="T8_114"><text:s/></text:span><text:span text:style-name="T8_115">prostu</text:span><text:span text:style-name="T8_116">”<text:s/></text:span><text:span text:style-name="T8_117">drugą</text:span><text:span text:style-name="T8_118"><text:s/></text:span><text:span text:style-name="T8_119">stroną</text:span><text:span text:style-name="T8_120"><text:s/></text:span><text:span text:style-name="T8_121">konfliktu</text:span><text:span text:style-name="T8_122">.<text:s/></text:span><text:span text:style-name="T8_123">W</text:span><text:span text:style-name="T8_124"><text:s/></text:span><text:span text:style-name="T8_125">mojej</text:span><text:span text:style-name="T8_126"><text:s/></text:span><text:span text:style-name="T8_127">skromnej</text:span><text:span text:style-name="T8_128"><text:s/></text:span><text:span text:style-name="T8_129">opinii</text:span><text:span text:style-name="T8_130"><text:s/></text:span><text:span text:style-name="T8_131">najlepszą</text:span><text:span text:style-name="T8_132"><text:s/></text:span><text:span text:style-name="T8_133">cechą</text:span><text:span text:style-name="T8_134"><text:s/></text:span><text:span text:style-name="T8_135">takiego</text:span><text:span text:style-name="T8_136"><text:s/></text:span><text:span text:style-name="T8_137">osobnika</text:span><text:span text:style-name="T8_138"><text:s/></text:span><text:span text:style-name="T8_139">jest</text:span><text:span text:style-name="T8_140"><text:s/></text:span><text:span text:style-name="T8_141">tajemniczość</text:span><text:span text:style-name="T8_142">.<text:s/></text:span><text:span text:style-name="T8_143">Dochodzi</text:span><text:span text:style-name="T8_144"><text:s/></text:span><text:span text:style-name="T8_145">tu</text:span><text:span text:style-name="T8_146"><text:s/></text:span><text:span text:style-name="T8_147">pierwotny</text:span><text:span text:style-name="T8_148"><text:s/></text:span><text:span text:style-name="T8_149">lęk</text:span><text:span text:style-name="T8_150"><text:s/></text:span><text:span text:style-name="T8_151">przed</text:span><text:span text:style-name="T8_152"><text:s/></text:span><text:span text:style-name="T8_153">nieznanym</text:span><text:span text:style-name="T8_154">.<text:s/></text:span><text:span text:style-name="T8_155">Z</text:span><text:span text:style-name="T8_156"><text:s/></text:span><text:span text:style-name="T8_157">naszego</text:span><text:span text:style-name="T8_158"><text:s/></text:span><text:span text:style-name="T8_159">serialu</text:span><text:span text:style-name="T8_160"><text:s/></text:span><text:span text:style-name="T8_161">taki</text:span><text:span text:style-name="T8_162"><text:s/></text:span><text:span text:style-name="T8_163">jest</text:span><text:span text:style-name="T8_164"><text:s/></text:span><text:span text:style-name="T8_165">nie</text:span><text:span text:style-name="T8_166"><text:s/></text:span><text:span text:style-name="T8_167">kto</text:span><text:span text:style-name="T8_168"><text:s/></text:span><text:span text:style-name="T8_169">inny</text:span><text:span text:style-name="T8_170">,<text:s/></text:span><text:span text:style-name="T8_171">a</text:span><text:span text:style-name="T8_172"><text:s/></text:span><text:span text:style-name="T8_173">Sombra</text:span><text:span text:style-name="T8_174">.<text:s/></text:span><text:span text:style-name="T8_175">Wielu</text:span><text:span text:style-name="T8_176"><text:s/></text:span><text:span text:style-name="T8_177">ludzi</text:span><text:span text:style-name="T8_178"><text:s/></text:span><text:span text:style-name="T8_179">uważa</text:span><text:span text:style-name="T8_180"><text:s/></text:span><text:span text:style-name="T8_181">go</text:span><text:span text:style-name="T8_182"><text:s/></text:span><text:span text:style-name="T8_183">za</text:span><text:span text:style-name="T8_184"><text:s/></text:span><text:span text:style-name="T8_185">słabego</text:span><text:span text:style-name="T8_186">,<text:s/></text:span><text:span text:style-name="T8_187">nudnego</text:span><text:span text:style-name="T8_188"><text:s/></text:span><text:span text:style-name="T8_189">etc</text:span><text:span text:style-name="T8_190">.<text:s/></text:span><text:span text:style-name="T8_191">Nie</text:span><text:span text:style-name="T8_192"><text:s/></text:span><text:span text:style-name="T8_193">ma</text:span><text:span text:style-name="T8_194"><text:s/></text:span><text:span text:style-name="T8_195">jasno</text:span><text:span text:style-name="T8_196"><text:s/></text:span><text:span text:style-name="T8_197">określonej</text:span><text:span text:style-name="T8_198"><text:s/></text:span><text:span text:style-name="T8_199">motywacji</text:span><text:span text:style-name="T8_200"><text:s/></text:span><text:span text:style-name="T8_201">dla</text:span><text:span text:style-name="T8_202"><text:s/></text:span><text:span text:style-name="T8_203">tego</text:span><text:span text:style-name="T8_204">,<text:s/></text:span><text:span text:style-name="T8_205">co</text:span><text:span text:style-name="T8_206"><text:s/></text:span><text:span text:style-name="T8_207">robi</text:span><text:span text:style-name="T8_208">,<text:s/></text:span><text:span text:style-name="T8_209">nie</text:span><text:span text:style-name="T8_210"><text:s/></text:span><text:span text:style-name="T8_211">znamy</text:span><text:span text:style-name="T8_212"><text:s/></text:span><text:span text:style-name="T8_213">jego</text:span><text:span text:style-name="T8_214"><text:s/></text:span><text:span text:style-name="T8_215">przeszłości</text:span><text:span text:style-name="T8_216">,<text:s/></text:span><text:span text:style-name="T8_217">wiemy</text:span><text:span text:style-name="T8_218"><text:s/></text:span><text:span text:style-name="T8_219">tylko</text:span><text:span text:style-name="T8_220">,<text:s/></text:span><text:span text:style-name="T8_221">że</text:span><text:span text:style-name="T8_222"><text:s/></text:span><text:span text:style-name="T8_223">jest</text:span><text:span text:style-name="T8_224"><text:s/></text:span><text:span text:style-name="T8_225">potężny</text:span><text:span text:style-name="T8_226"><text:s/></text:span><text:span text:style-name="T8_227">i</text:span><text:span text:style-name="T8_228"><text:s/></text:span><text:span text:style-name="T8_229">jak</text:span><text:span text:style-name="T8_230"><text:s/></text:span><text:span text:style-name="T8_231">działa</text:span><text:span text:style-name="T8_232">.<text:s/></text:span><text:span text:style-name="T8_233">I</text:span><text:span text:style-name="T8_234"><text:s/></text:span><text:span text:style-name="T8_235">tyle</text:span><text:span text:style-name="T8_236">…<text:s/></text:span><text:span text:style-name="T8_237">Jest</text:span><text:span text:style-name="T8_238"><text:s/></text:span><text:span text:style-name="T8_239">groźny</text:span><text:span text:style-name="T8_240">,<text:s/></text:span><text:span text:style-name="T8_241">wszyscy</text:span><text:span text:style-name="T8_242"><text:s/></text:span><text:span text:style-name="T8_243">się</text:span><text:span text:style-name="T8_244"><text:s/></text:span><text:span text:style-name="T8_245">go</text:span><text:span text:style-name="T8_246"><text:s/></text:span><text:span text:style-name="T8_247">boją</text:span><text:span text:style-name="T8_248">,<text:s/></text:span><text:span text:style-name="T8_249">stwarza</text:span><text:span text:style-name="T8_250"><text:s/></text:span><text:span text:style-name="T8_251">zagrożenie</text:span><text:span text:style-name="T8_252">,<text:s/></text:span><text:span text:style-name="T8_253">które</text:span><text:span text:style-name="T8_254"><text:s/></text:span><text:span text:style-name="T8_255">za</text:span><text:span text:style-name="T8_256"><text:s/></text:span><text:span text:style-name="T8_257">wszelką</text:span><text:span text:style-name="T8_258"><text:s/></text:span><text:span text:style-name="T8_259">cenę</text:span><text:span text:style-name="T8_260"><text:s/></text:span><text:span text:style-name="T8_261">trzeba</text:span><text:span text:style-name="T8_262"><text:s/></text:span><text:span text:style-name="T8_263">powstrzymać</text:span><text:span text:style-name="T8_264">…<text:s/></text:span><text:span text:style-name="T8_265">Serial</text:span><text:span text:style-name="T8_266"><text:s/></text:span><text:span text:style-name="T8_267">ma</text:span><text:span text:style-name="T8_268"><text:s/></text:span><text:span text:style-name="T8_269">swoje</text:span><text:span text:style-name="T8_270"><text:s/></text:span><text:span text:style-name="T8_271">ograniczenia</text:span><text:span text:style-name="T8_272"><text:s/></text:span><text:span text:style-name="T8_273">wynikające</text:span><text:span text:style-name="T8_274"><text:s/></text:span><text:span text:style-name="T8_275">z</text:span><text:span text:style-name="T8_276"><text:s/></text:span><text:span text:style-name="T8_277">jego</text:span><text:span text:style-name="T8_278"><text:s/></text:span><text:span text:style-name="T8_279">natury</text:span><text:span text:style-name="T8_280"><text:s/>(</text:span><text:span text:style-name="T8_281">bajka</text:span><text:span text:style-name="T8_282"><text:s/></text:span><text:span text:style-name="T8_283">dla</text:span><text:span text:style-name="T8_284"><text:s/></text:span><text:span text:style-name="T8_285">młodszych</text:span><text:span text:style-name="T8_286">,<text:s/></text:span><text:span text:style-name="T8_287">halo</text:span><text:span text:style-name="T8_288">!).<text:s/></text:span><text:span text:style-name="T8_289">Dlatego</text:span><text:span text:style-name="T8_290"><text:s/></text:span><text:span text:style-name="T8_291">nie</text:span><text:span text:style-name="T8_292"><text:s/></text:span><text:span text:style-name="T8_293">mógł</text:span><text:span text:style-name="T8_294"><text:s/></text:span><text:span text:style-name="T8_295">w</text:span><text:span text:style-name="T8_296"><text:s/></text:span><text:span text:style-name="T8_297">pełni</text:span><text:span text:style-name="T8_298"><text:s/></text:span><text:span text:style-name="T8_299">wykorzystać</text:span><text:span text:style-name="T8_300"><text:s/></text:span><text:span text:style-name="T8_301">potencjału</text:span><text:span text:style-name="T8_302"><text:s/></text:span><text:span text:style-name="T8_303">Króla</text:span><text:span text:style-name="T8_304"><text:s/></text:span><text:span text:style-name="T8_305">Cienia</text:span><text:span text:style-name="T8_306">.</text:span></text:p>
      <text:p text:style-name="P9"/>
      <text:p text:style-name="P10"><text:span text:style-name="T10_1">I</text:span><text:span text:style-name="T10_2"><text:s/></text:span><text:span text:style-name="T10_3">to</text:span><text:span text:style-name="T10_4"><text:s/></text:span><text:span text:style-name="T10_5">jest</text:span><text:span text:style-name="T10_6"><text:s/></text:span><text:span text:style-name="T10_7">chyba</text:span><text:span text:style-name="T10_8"><text:s/></text:span><text:span text:style-name="T10_9">najważniejsza</text:span><text:span text:style-name="T10_10"><text:s/></text:span><text:span text:style-name="T10_11">cecha</text:span><text:span text:style-name="T10_12"><text:s/></text:span><text:span text:style-name="T10_13">czarnego</text:span><text:span text:style-name="T10_14"><text:s/></text:span><text:span text:style-name="T10_15">charakteru</text:span><text:span text:style-name="T10_16"><text:s/>–<text:s/></text:span><text:span text:style-name="T10_17">wzbudzanie</text:span><text:span text:style-name="T10_18"><text:s/></text:span><text:span text:style-name="T10_19">poczucia</text:span><text:span text:style-name="T10_20"><text:s/></text:span><text:span text:style-name="T10_21">zagrożenia</text:span><text:span text:style-name="T10_22">.<text:s/></text:span><text:span text:style-name="T10_23">My</text:span><text:span text:style-name="T10_24">,<text:s/></text:span><text:span text:style-name="T10_25">czytelnicy</text:span><text:span text:style-name="T10_26">,<text:s/></text:span><text:span text:style-name="T10_27">musimy</text:span><text:span text:style-name="T10_28"><text:s/></text:span><text:span text:style-name="T10_29">wiedzieć</text:span><text:span text:style-name="T10_30">,<text:s/></text:span><text:span text:style-name="T10_31">że</text:span><text:span text:style-name="T10_32"><text:s/></text:span><text:span text:style-name="T10_33">ten</text:span><text:span text:style-name="T10_34"><text:s/></text:span><text:span text:style-name="T10_35">typ</text:span><text:span text:style-name="T10_36"><text:s/></text:span><text:span text:style-name="T10_37">jest</text:span><text:span text:style-name="T10_38"><text:s/></text:span><text:span text:style-name="T10_39">groźny</text:span><text:span text:style-name="T10_40"><text:s/></text:span><text:span text:style-name="T10_41">i</text:span><text:span text:style-name="T10_42"><text:s/></text:span><text:span text:style-name="T10_43">może</text:span><text:span text:style-name="T10_44"><text:s/></text:span><text:span text:style-name="T10_45">zrobić</text:span><text:span text:style-name="T10_46"><text:s/></text:span><text:span text:style-name="T10_47">spore</text:span><text:span text:style-name="T10_48"><text:s/></text:span><text:span text:style-name="T10_49">kuku</text:span><text:span text:style-name="T10_50">.<text:s/></text:span><text:span text:style-name="T10_51">Bohater</text:span><text:span text:style-name="T10_52"><text:s/></text:span><text:span text:style-name="T10_53">książki</text:span><text:span text:style-name="T10_54"><text:s/>(</text:span><text:span text:style-name="T10_55">filmu</text:span><text:span text:style-name="T10_56"><text:s/></text:span><text:span text:style-name="T10_57">i</text:span><text:span text:style-name="T10_58"><text:s/></text:span><text:span text:style-name="T10_59">gry</text:span><text:span text:style-name="T10_60"><text:s/></text:span><text:span text:style-name="T10_61">komputerowej</text:span><text:span text:style-name="T10_62"><text:s/></text:span><text:span text:style-name="T10_63">też</text:span><text:span text:style-name="T10_64">)<text:s/></text:span><text:span text:style-name="T10_65">oczywiście</text:span><text:span text:style-name="T10_66"><text:s/></text:span><text:span text:style-name="T10_67">również</text:span><text:span text:style-name="T10_68"><text:s/></text:span><text:span text:style-name="T10_69">powinien</text:span><text:span text:style-name="T10_70"><text:s/></text:span><text:span text:style-name="T10_71">zdawać</text:span><text:span text:style-name="T10_72"><text:s/></text:span><text:span text:style-name="T10_73">sobie</text:span><text:span text:style-name="T10_74"><text:s/></text:span><text:span text:style-name="T10_75">z</text:span><text:span text:style-name="T10_76"><text:s/></text:span><text:span text:style-name="T10_77">tego</text:span><text:span text:style-name="T10_78"><text:s/></text:span><text:span text:style-name="T10_79">sprawę</text:span><text:span text:style-name="T10_80">.<text:s/></text:span><text:span text:style-name="T10_81">Czarny</text:span><text:span text:style-name="T10_82"><text:s/></text:span><text:span text:style-name="T10_83">charakter</text:span><text:span text:style-name="T10_84"><text:s/></text:span><text:span text:style-name="T10_85">powinien</text:span><text:span text:style-name="T10_86"><text:s/></text:span><text:span text:style-name="T10_87">też</text:span><text:span text:style-name="T10_88"><text:s/></text:span><text:span text:style-name="T10_89">występować</text:span><text:span text:style-name="T10_90"><text:s/></text:span><text:span text:style-name="T10_91">w</text:span><text:span text:style-name="T10_92"><text:s/></text:span><text:span text:style-name="T10_93">roli</text:span><text:span text:style-name="T10_94"><text:s/></text:span><text:span text:style-name="T10_95">reprezentanta</text:span><text:span text:style-name="T10_96"><text:s/></text:span><text:span text:style-name="T10_97">jednej</text:span><text:span text:style-name="T10_98"><text:s/></text:span><text:span text:style-name="T10_99">ze</text:span><text:span text:style-name="T10_100"><text:s/></text:span><text:span text:style-name="T10_101">stron</text:span><text:span text:style-name="T10_102"><text:s/></text:span><text:span text:style-name="T10_103">odwiecznego</text:span><text:span text:style-name="T10_104"><text:s/></text:span><text:span text:style-name="T10_105">konfliktu</text:span><text:span text:style-name="T10_106"><text:s/></text:span><text:span text:style-name="T10_107">dobra</text:span><text:span text:style-name="T10_108"><text:s/></text:span><text:span text:style-name="T10_109">ze</text:span><text:span text:style-name="T10_110"><text:s/></text:span><text:span text:style-name="T10_111">złem</text:span><text:span text:style-name="T10_112">.<text:s/></text:span><text:span text:style-name="T10_113">Nie</text:span><text:span text:style-name="T10_114"><text:s/></text:span><text:span text:style-name="T10_115">chodzi</text:span><text:span text:style-name="T10_116"><text:s/></text:span><text:span text:style-name="T10_117">jednak</text:span><text:span text:style-name="T10_118"><text:s/></text:span><text:span text:style-name="T10_119">o</text:span><text:span text:style-name="T10_120"><text:s/></text:span><text:span text:style-name="T10_121">to</text:span><text:span text:style-name="T10_122">,<text:s/></text:span><text:span text:style-name="T10_123">by</text:span><text:span text:style-name="T10_124"><text:s/></text:span><text:span text:style-name="T10_125">zawsze</text:span><text:span text:style-name="T10_126"><text:s/></text:span><text:span text:style-name="T10_127">miał</text:span><text:span text:style-name="T10_128"><text:s/></text:span><text:span text:style-name="T10_129">rogi</text:span><text:span text:style-name="T10_130">,<text:s/></text:span><text:span text:style-name="T10_131">kopyta</text:span><text:span text:style-name="T10_132">,<text:s/></text:span><text:span text:style-name="T10_133">a</text:span><text:span text:style-name="T10_134"><text:s/></text:span><text:span text:style-name="T10_135">na</text:span><text:span text:style-name="T10_136"><text:s/></text:span><text:span text:style-name="T10_137">imię</text:span><text:span text:style-name="T10_138"><text:s/></text:span><text:span text:style-name="T10_139">Sławek</text:span><text:span text:style-name="T10_140">.<text:s/></text:span><text:span text:style-name="T10_141">Może</text:span><text:span text:style-name="T10_142">,<text:s/></text:span><text:span text:style-name="T10_143">ale</text:span><text:span text:style-name="T10_144"><text:s/></text:span><text:span text:style-name="T10_145">nie</text:span><text:span text:style-name="T10_146"><text:s/></text:span><text:span text:style-name="T10_147">musi</text:span><text:span text:style-name="T10_148">.<text:s/></text:span><text:span text:style-name="T10_149">W</text:span><text:span text:style-name="T10_150"><text:s/></text:span><text:span text:style-name="T10_151">opowieści</text:span><text:span text:style-name="T10_152"><text:s/></text:span><text:span text:style-name="T10_153">prowadzonej</text:span><text:span text:style-name="T10_154"><text:s/></text:span><text:span text:style-name="T10_155">z</text:span><text:span text:style-name="T10_156"><text:s/></text:span><text:span text:style-name="T10_157">perspektywy</text:span><text:span text:style-name="T10_158"><text:s/></text:span><text:span text:style-name="T10_159">młodszego</text:span><text:span text:style-name="T10_160"><text:s/></text:span><text:span text:style-name="T10_161">ucznia</text:span><text:span text:style-name="T10_162"><text:s/></text:span><text:span text:style-name="T10_163">takim</text:span><text:span text:style-name="T10_164"><text:s/></text:span><text:span text:style-name="T10_165">czarnym</text:span><text:span text:style-name="T10_166"><text:s/></text:span><text:span text:style-name="T10_167">charakterem</text:span><text:span text:style-name="T10_168"><text:s/></text:span><text:span text:style-name="T10_169">może</text:span><text:span text:style-name="T10_170"><text:s/></text:span><text:span text:style-name="T10_171">być</text:span><text:span text:style-name="T10_172"><text:s/></text:span><text:span text:style-name="T10_173">wybitnie</text:span><text:span text:style-name="T10_174"><text:s/></text:span><text:span text:style-name="T10_175">nieprzyjemny</text:span><text:span text:style-name="T10_176"><text:s/></text:span><text:span text:style-name="T10_177">nauczyciel</text:span><text:span text:style-name="T10_178">,<text:s/></text:span><text:span text:style-name="T10_179">surowy</text:span><text:span text:style-name="T10_180">,<text:s/></text:span><text:span text:style-name="T10_181">wredny</text:span><text:span text:style-name="T10_182"><text:s/></text:span><text:span text:style-name="T10_183">i</text:span><text:span text:style-name="T10_184"><text:s/></text:span><text:span text:style-name="T10_185">złośliwy</text:span><text:span text:style-name="T10_186">…<text:s/></text:span><text:span text:style-name="T10_187">Ma</text:span><text:span text:style-name="T10_188"><text:s/></text:span><text:span text:style-name="T10_189">się</text:span><text:span text:style-name="T10_190"><text:s/></text:span><text:span text:style-name="T10_191">źle</text:span><text:span text:style-name="T10_192"><text:s/></text:span><text:span text:style-name="T10_193">kojarzyć</text:span><text:span text:style-name="T10_194">.<text:s/></text:span><text:span text:style-name="T10_195">Z</text:span><text:span text:style-name="T10_196"><text:s/></text:span><text:span text:style-name="T10_197">kolei</text:span><text:span text:style-name="T10_198"><text:s/></text:span><text:span text:style-name="T10_199">antagonistą</text:span><text:span text:style-name="T10_200"><text:s/></text:span><text:span text:style-name="T10_201">takiego</text:span><text:span text:style-name="T10_202"><text:s/></text:span><text:span text:style-name="T10_203">opowiadania</text:span><text:span text:style-name="T10_204"><text:s/></text:span><text:span text:style-name="T10_205">i</text:span><text:span text:style-name="T10_206"><text:s/></text:span><text:span text:style-name="T10_207">młodocianego</text:span><text:span text:style-name="T10_208"><text:s/></text:span><text:span text:style-name="T10_209">bohatera</text:span><text:span text:style-name="T10_210"><text:s/>–<text:s/></text:span><text:span text:style-name="T10_211">rówieśnik</text:span><text:span text:style-name="T10_212">,<text:s/></text:span><text:span text:style-name="T10_213">szkolny</text:span><text:span text:style-name="T10_214"><text:s/></text:span><text:span text:style-name="T10_215">łobuz</text:span><text:span text:style-name="T10_216">,<text:s/></text:span><text:span text:style-name="T10_217">który</text:span><text:span text:style-name="T10_218"><text:s/></text:span><text:span text:style-name="T10_219">jednak</text:span><text:span text:style-name="T10_220"><text:s/></text:span><text:span text:style-name="T10_221">również</text:span><text:span text:style-name="T10_222"><text:s/></text:span><text:span text:style-name="T10_223">jest</text:span><text:span text:style-name="T10_224"><text:s/></text:span><text:span text:style-name="T10_225">bezsilny</text:span><text:span text:style-name="T10_226"><text:s/></text:span><text:span text:style-name="T10_227">wobec</text:span><text:span text:style-name="T10_228"><text:s/></text:span><text:span text:style-name="T10_229">strasznego</text:span><text:span text:style-name="T10_230"><text:s/></text:span><text:span text:style-name="T10_231">belfra</text:span><text:span text:style-name="T10_232">.<text:s/></text:span><text:span text:style-name="T10_233">Historia</text:span><text:span text:style-name="T10_234"><text:s/></text:span><text:span text:style-name="T10_235">Slice</text:span><text:span text:style-name="T10_236"><text:s/></text:span><text:span text:style-name="T10_237">of</text:span><text:span text:style-name="T10_238"><text:s/></text:span><text:span text:style-name="T10_239">Life</text:span><text:span text:style-name="T10_240">,<text:s/></text:span><text:span text:style-name="T10_241">bez</text:span><text:span text:style-name="T10_242"><text:s/></text:span><text:span text:style-name="T10_243">demonów</text:span><text:span text:style-name="T10_244">,<text:s/></text:span><text:span text:style-name="T10_245">pierwotnego</text:span><text:span text:style-name="T10_246"><text:s/></text:span><text:span text:style-name="T10_247">zła</text:span><text:span text:style-name="T10_248"><text:s/></text:span><text:span text:style-name="T10_249">i</text:span><text:span text:style-name="T10_250"><text:s/></text:span><text:span text:style-name="T10_251">wybuchów</text:span><text:span text:style-name="T10_252">.<text:s/></text:span><text:span text:style-name="T10_253">A</text:span><text:span text:style-name="T10_254"><text:s/></text:span><text:span text:style-name="T10_255">jednak</text:span><text:span text:style-name="T10_256"><text:s/></text:span><text:span text:style-name="T10_257">pojawia</text:span><text:span text:style-name="T10_258"><text:s/></text:span><text:span text:style-name="T10_259">się</text:span><text:span text:style-name="T10_260"><text:s/></text:span><text:span text:style-name="T10_261">tu</text:span><text:span text:style-name="T10_262"><text:s/></text:span><text:span text:style-name="T10_263">typowy</text:span><text:span text:style-name="T10_264">,<text:s/></text:span><text:span text:style-name="T10_265">sztampowy</text:span><text:span text:style-name="T10_266"><text:s/></text:span><text:span text:style-name="T10_267">złodupiec</text:span><text:span text:style-name="T10_268">.<text:s/></text:span></text:p>
      <text:p text:style-name="P11"/>
      <text:p text:style-name="P12"><text:span text:style-name="T12_1">A</text:span><text:span text:style-name="T12_2"><text:s/></text:span><text:span text:style-name="T12_3">poświęćmy</text:span><text:span text:style-name="T12_4"><text:s/></text:span><text:span text:style-name="T12_5">chwilę</text:span><text:span text:style-name="T12_6"><text:s/></text:span><text:span text:style-name="T12_7">temu</text:span><text:span text:style-name="T12_8"><text:s/>“</text:span><text:span text:style-name="T12_9">największemu</text:span><text:span text:style-name="T12_10"><text:s/></text:span><text:span text:style-name="T12_11">złu</text:span><text:span text:style-name="T12_12">”.<text:s/></text:span><text:span text:style-name="T12_13">Dlaczego</text:span><text:span text:style-name="T12_14"><text:s/></text:span><text:span text:style-name="T12_15">nie</text:span><text:span text:style-name="T12_16">?<text:s/></text:span><text:span text:style-name="T12_17">Dlaczego</text:span><text:span text:style-name="T12_18"><text:s/></text:span><text:span text:style-name="T12_19">muszę</text:span><text:span text:style-name="T12_20"><text:s/></text:span><text:span text:style-name="T12_21">znać</text:span><text:span text:style-name="T12_22"><text:s/></text:span><text:span text:style-name="T12_23">jego</text:span><text:span text:style-name="T12_24"><text:s/></text:span><text:span text:style-name="T12_25">genezę</text:span><text:span text:style-name="T12_26"><text:s/></text:span><text:span text:style-name="T12_27">i</text:span><text:span text:style-name="T12_28"><text:s/></text:span><text:span text:style-name="T12_29">motywację</text:span><text:span text:style-name="T12_30">?<text:s/></text:span><text:span text:style-name="T12_31">Dlaczego</text:span><text:span text:style-name="T12_32"><text:s/></text:span><text:span text:style-name="T12_33">koniecznie</text:span><text:span text:style-name="T12_34"><text:s/></text:span><text:span text:style-name="T12_35">muszę</text:span><text:span text:style-name="T12_36"><text:s/></text:span><text:span text:style-name="T12_37">się</text:span><text:span text:style-name="T12_38"><text:s/></text:span><text:span text:style-name="T12_39">zastanawiać</text:span><text:span text:style-name="T12_40"><text:s/></text:span><text:span text:style-name="T12_41">nad</text:span><text:span text:style-name="T12_42"><text:s/></text:span><text:span text:style-name="T12_43">jego</text:span><text:span text:style-name="T12_44"><text:s/></text:span><text:span text:style-name="T12_45">profilem</text:span><text:span text:style-name="T12_46"><text:s/></text:span><text:span text:style-name="T12_47">psychologicznym</text:span><text:span text:style-name="T12_48">?<text:s/></text:span><text:span text:style-name="T12_49">Dlaczego</text:span><text:span text:style-name="T12_50"><text:s/></text:span><text:span text:style-name="T12_51">za</text:span><text:span text:style-name="T12_52"><text:s/></text:span><text:span text:style-name="T12_53">każdym</text:span><text:span text:style-name="T12_54"><text:s/></text:span><text:span text:style-name="T12_55">złym</text:span><text:span text:style-name="T12_56"><text:s/></text:span><text:span text:style-name="T12_57">musi</text:span><text:span text:style-name="T12_58"><text:s/></text:span><text:span text:style-name="T12_59">stać</text:span><text:span text:style-name="T12_60"><text:s/></text:span><text:span text:style-name="T12_61">tragiczna</text:span><text:span text:style-name="T12_62"><text:s/></text:span><text:span text:style-name="T12_63">historia</text:span><text:span text:style-name="T12_64">?<text:s/></text:span><text:span text:style-name="T12_65">Takie</text:span><text:span text:style-name="T12_66"><text:s/></text:span><text:span text:style-name="T12_67">mamy</text:span><text:span text:style-name="T12_68"><text:s/></text:span><text:span text:style-name="T12_69">czasy</text:span><text:span text:style-name="T12_70">,<text:s/></text:span><text:span text:style-name="T12_71">gdzie</text:span><text:span text:style-name="T12_72"><text:s/></text:span><text:span text:style-name="T12_73">w</text:span><text:span text:style-name="T12_74"><text:s/></text:span><text:span text:style-name="T12_75">fantasy</text:span><text:span text:style-name="T12_76"><text:s/></text:span><text:span text:style-name="T12_77">króluje</text:span><text:span text:style-name="T12_78"><text:s/>“</text:span><text:span text:style-name="T12_79">Gra</text:span><text:span text:style-name="T12_80"><text:s/></text:span><text:span text:style-name="T12_81">o</text:span><text:span text:style-name="T12_82"><text:s/></text:span><text:span text:style-name="T12_83">Tron</text:span><text:span text:style-name="T12_84">”.<text:s/></text:span><text:span text:style-name="T12_85">Przypomnę</text:span><text:span text:style-name="T12_86"><text:s/></text:span><text:span text:style-name="T12_87">wszystkim</text:span><text:span text:style-name="T12_88"><text:s/></text:span><text:span text:style-name="T12_89">pewną</text:span><text:span text:style-name="T12_90"><text:s/></text:span><text:span text:style-name="T12_91">grę</text:span><text:span text:style-name="T12_92">,<text:s/></text:span><text:span text:style-name="T12_93">wielki</text:span><text:span text:style-name="T12_94"><text:s/></text:span><text:span text:style-name="T12_95">hit</text:span><text:span text:style-name="T12_96">.<text:s/>“</text:span><text:span text:style-name="T12_97">Diablo</text:span><text:span text:style-name="T12_98">”.<text:s/></text:span><text:span text:style-name="T12_99"><office:annotation><dc:creator/><text:p text:style-name="P13"><text:span text:style-name="T13_1">Tak</text:span><text:span text:style-name="T13_2">,<text:s/></text:span><text:span text:style-name="T13_3">bandę</text:span><text:span text:style-name="T13_4"><text:s/></text:span><text:span text:style-name="T13_5">wojowników</text:span><text:span text:style-name="T13_6">,<text:s/></text:span><text:span text:style-name="T13_7">magów</text:span><text:span text:style-name="T13_8"><text:s/></text:span><text:span text:style-name="T13_9">i</text:span><text:span text:style-name="T13_10"><text:s/></text:span><text:span text:style-name="T13_11">złodziei</text:span><text:span text:style-name="T13_12"><text:s/></text:span><text:span text:style-name="T13_13">zbliżającą</text:span><text:span text:style-name="T13_14"><text:s/></text:span><text:span text:style-name="T13_15">się</text:span><text:span text:style-name="T13_16"><text:s/></text:span><text:span text:style-name="T13_17">w</text:span><text:span text:style-name="T13_18"><text:s/></text:span><text:span text:style-name="T13_19">jego</text:span><text:span text:style-name="T13_20"><text:s/></text:span><text:span text:style-name="T13_21">stronę</text:span><text:span text:style-name="T13_22">.</text:span></text:p></office:annotation></text:span><text:span text:style-name="T13_23">Czy</text:span><text:span text:style-name="T13_24"><text:s/></text:span><text:span text:style-name="T13_25">tytułowy</text:span><text:span text:style-name="T13_26"><text:s/>“</text:span><text:span text:style-name="T13_27">Diablo</text:span><text:span text:style-name="T13_28">”<text:s/></text:span><text:span text:style-name="T13_29">miał</text:span><text:span text:style-name="T13_30"><text:s/></text:span><text:span text:style-name="T13_31">jakieś</text:span><text:span text:style-name="T13_32"><text:s/></text:span><text:span text:style-name="T13_33">problemy</text:span><text:span text:style-name="T13_34">?<text:s/></text:span><text:span text:style-name="T13_35">Skomplikowaną</text:span><text:span text:style-name="T13_36"><text:s/></text:span><text:span text:style-name="T13_37">motywację</text:span><text:span text:style-name="T13_38">?<text:s/></text:span><text:span text:style-name="T13_39">Nie</text:span><text:span text:style-name="T13_40">,<text:s/></text:span><text:span text:style-name="T13_41">chciał</text:span><text:span text:style-name="T13_42"><text:s/></text:span><text:span text:style-name="T13_43">po</text:span><text:span text:style-name="T13_44"><text:s/></text:span><text:span text:style-name="T13_45">prostu</text:span><text:span text:style-name="T13_46"><text:s/></text:span><text:span text:style-name="T13_47">rozpieprzyć</text:span><text:span text:style-name="T13_48"><text:s/></text:span><text:span text:style-name="T13_49">świat</text:span><text:span text:style-name="T13_50"><text:s/></text:span><text:span text:style-name="T13_51">w</text:span><text:span text:style-name="T13_52"><text:s/></text:span><text:span text:style-name="T13_53">drobny</text:span><text:span text:style-name="T13_54"><text:s/></text:span><text:span text:style-name="T13_55">mak</text:span><text:span text:style-name="T13_56"><text:s/>(</text:span><text:span text:style-name="T13_57">opis</text:span><text:span text:style-name="T13_58"><text:s/></text:span><text:span text:style-name="T13_59">uproszczony</text:span><text:span text:style-name="T13_60">).<text:s/></text:span><text:span text:style-name="T13_61">I</text:span><text:span text:style-name="T13_62"><text:s/></text:span><text:span text:style-name="T13_63">czy</text:span><text:span text:style-name="T13_64"><text:s/></text:span><text:span text:style-name="T13_65">to</text:span><text:span text:style-name="T13_66"><text:s/></text:span><text:span text:style-name="T13_67">sprawiało</text:span><text:span text:style-name="T13_68">,<text:s/></text:span><text:span text:style-name="T13_69">że</text:span><text:span text:style-name="T13_70"><text:s/></text:span><text:span text:style-name="T13_71">droga</text:span><text:span text:style-name="T13_72"><text:s/></text:span><text:span text:style-name="T13_73">do</text:span><text:span text:style-name="T13_74"><text:s/></text:span><text:span text:style-name="T13_75">niego</text:span><text:span text:style-name="T13_76"><text:s/></text:span><text:span text:style-name="T13_77">i</text:span><text:span text:style-name="T13_78"><text:s/></text:span><text:span text:style-name="T13_79">walka</text:span><text:span text:style-name="T13_80"><text:s/></text:span><text:span text:style-name="T13_81">z</text:span><text:span text:style-name="T13_82"><text:s/></text:span><text:span text:style-name="T13_83">nim</text:span><text:span text:style-name="T13_84"><text:s/></text:span><text:span text:style-name="T13_85">była</text:span><text:span text:style-name="T13_86"><text:s/></text:span><text:span text:style-name="T13_87">nieciekawa</text:span><text:span text:style-name="T13_88">?<text:s/></text:span><text:span text:style-name="T13_89">Nie</text:span><text:span text:style-name="T13_90"><text:s/></text:span><text:span text:style-name="T13_91">dla</text:span><text:span text:style-name="T13_92"><text:s/></text:span><text:span text:style-name="T13_93">mnie</text:span><text:span text:style-name="T13_94">.<text:s text:c="2"/></text:span><text:span text:style-name="T13_95">Albo</text:span><text:span text:style-name="T13_96">,<text:s/></text:span><text:span text:style-name="T13_97">nie</text:span><text:span text:style-name="T13_98"><text:s/></text:span><text:span text:style-name="T13_99">oszukujmy</text:span><text:span text:style-name="T13_100"><text:s/></text:span><text:span text:style-name="T13_101">się</text:span><text:span text:style-name="T13_102">,<text:s/></text:span><text:span text:style-name="T13_103">Joker</text:span><text:span text:style-name="T13_104">.<text:s/></text:span><text:span text:style-name="T13_105">Arcywróg</text:span><text:span text:style-name="T13_106"><text:s/></text:span><text:span text:style-name="T13_107">Batmana</text:span><text:span text:style-name="T13_108"><text:s/></text:span><text:span text:style-name="T13_109">zawsze</text:span><text:span text:style-name="T13_110"><text:s/></text:span><text:span text:style-name="T13_111">cieszył</text:span><text:span text:style-name="T13_112"><text:s/></text:span><text:span text:style-name="T13_113">się</text:span><text:span text:style-name="T13_114"><text:s/></text:span><text:span text:style-name="T13_115">popularnością</text:span><text:span text:style-name="T13_116"><text:s/></text:span><text:span text:style-name="T13_117">i</text:span><text:span text:style-name="T13_118"><text:s/></text:span><text:span text:style-name="T13_119">nikt</text:span><text:span text:style-name="T13_120"><text:s/></text:span><text:span text:style-name="T13_121">nie</text:span><text:span text:style-name="T13_122"><text:s/></text:span><text:span text:style-name="T13_123">narzekał</text:span><text:span text:style-name="T13_124">.<text:s/></text:span><text:span text:style-name="T13_125">On</text:span><text:span text:style-name="T13_126"><text:s/></text:span><text:span text:style-name="T13_127">i</text:span><text:span text:style-name="T13_128"><text:s/></text:span><text:span text:style-name="T13_129">Harley</text:span><text:span text:style-name="T13_130"><text:s/></text:span><text:span text:style-name="T13_131">Quinn</text:span><text:span text:style-name="T13_132"><text:s/></text:span><text:span text:style-name="T13_133">idealnie</text:span><text:span text:style-name="T13_134"><text:s/></text:span><text:span text:style-name="T13_135">obrazują</text:span><text:span text:style-name="T13_136"><text:s/></text:span><text:span text:style-name="T13_137">to</text:span><text:span text:style-name="T13_138">,<text:s/></text:span><text:span text:style-name="T13_139">co</text:span><text:span text:style-name="T13_140"><text:s/></text:span><text:span text:style-name="T13_141">chcę</text:span><text:span text:style-name="T13_142"><text:s/></text:span><text:span text:style-name="T13_143">przekazać</text:span><text:span text:style-name="T13_144">.<text:s/></text:span><text:span text:style-name="T13_145">Czarny</text:span><text:span text:style-name="T13_146"><text:s/></text:span><text:span text:style-name="T13_147">charakter</text:span><text:span text:style-name="T13_148"><text:s/></text:span><text:span text:style-name="T13_149">i</text:span><text:span text:style-name="T13_150"><text:s/></text:span><text:span text:style-name="T13_151">antagonistkę</text:span><text:span text:style-name="T13_152">.<text:s/></text:span><text:span text:style-name="T13_153">Klaun</text:span><text:span text:style-name="T13_154"><text:s/></text:span><text:span text:style-name="T13_155">jest</text:span><text:span text:style-name="T13_156"><text:s/></text:span><text:span text:style-name="T13_157">tym</text:span><text:span text:style-name="T13_158"><text:s/></text:span><text:span text:style-name="T13_159">stereotypowym</text:span><text:span text:style-name="T13_160"><text:s/></text:span><text:span text:style-name="T13_161">złem</text:span><text:span text:style-name="T13_162">,<text:s/></text:span><text:span text:style-name="T13_163">a</text:span><text:span text:style-name="T13_164"><text:s/></text:span><text:span text:style-name="T13_165">jego</text:span><text:span text:style-name="T13_166"><text:s/></text:span><text:span text:style-name="T13_167">dziewczyna</text:span><text:span text:style-name="T13_168"><text:s/></text:span><text:span text:style-name="T13_169">tak</text:span><text:span text:style-name="T13_170"><text:s/></text:span><text:span text:style-name="T13_171">naprawdę</text:span><text:span text:style-name="T13_172"><text:s/></text:span><text:span text:style-name="T13_173">tylko</text:span><text:span text:style-name="T13_174"><text:s/></text:span><text:span text:style-name="T13_175">biedną</text:span><text:span text:style-name="T13_176"><text:s/></text:span><text:span text:style-name="T13_177">ofiarą</text:span><text:span text:style-name="T13_178"><text:s/></text:span><text:span text:style-name="T13_179">z</text:span><text:span text:style-name="T13_180"><text:s/></text:span><text:span text:style-name="T13_181">tragiczną</text:span><text:span text:style-name="T13_182"><text:s/></text:span><text:span text:style-name="T13_183">historią</text:span><text:span text:style-name="T13_184">.<text:s/></text:span><text:span text:style-name="T13_185">Zło</text:span><text:span text:style-name="T13_186"><text:s/></text:span><text:span text:style-name="T13_187">i</text:span><text:span text:style-name="T13_188"><text:s/>“</text:span><text:span text:style-name="T13_189">osoba</text:span><text:span text:style-name="T13_190"><text:s/></text:span><text:span text:style-name="T13_191">ze</text:span><text:span text:style-name="T13_192"><text:s/></text:span><text:span text:style-name="T13_193">skomplikowaną</text:span><text:span text:style-name="T13_194"><text:s/></text:span><text:span text:style-name="T13_195">osobowością</text:span><text:span text:style-name="T13_196"><text:s/></text:span><text:span text:style-name="T13_197">i</text:span><text:span text:style-name="T13_198"><text:s/></text:span><text:span text:style-name="T13_199">motywacją</text:span><text:span text:style-name="T13_200">”.<text:s/></text:span></text:p>
      <text:p text:style-name="P14"/>
      <text:p text:style-name="P15"><text:span text:style-name="T15_1">Skomplikowana</text:span><text:span text:style-name="T15_2"><text:s/></text:span><text:span text:style-name="T15_3">osobowość</text:span><text:span text:style-name="T15_4"><text:s/></text:span><text:span text:style-name="T15_5">oraz</text:span><text:span text:style-name="T15_6"><text:s/></text:span><text:span text:style-name="T15_7">motywacja</text:span><text:span text:style-name="T15_8"><text:s/></text:span><text:span text:style-name="T15_9">są</text:span><text:span text:style-name="T15_10"><text:s/></text:span><text:span text:style-name="T15_11">potrzebne</text:span><text:span text:style-name="T15_12">,<text:s/></text:span><text:span text:style-name="T15_13">bez</text:span><text:span text:style-name="T15_14"><text:s/></text:span><text:span text:style-name="T15_15">nich</text:span><text:span text:style-name="T15_16"><text:s/></text:span><text:span text:style-name="T15_17">wszystko</text:span><text:span text:style-name="T15_18"><text:s/></text:span><text:span text:style-name="T15_19">wyglądałoby</text:span><text:span text:style-name="T15_20"><text:s/></text:span><text:span text:style-name="T15_21">jak</text:span><text:span text:style-name="T15_22"><text:s/></text:span><text:span text:style-name="T15_23">bajka</text:span><text:span text:style-name="T15_24">.<text:s/></text:span><text:span text:style-name="T15_25">Jednak</text:span><text:span text:style-name="T15_26"><text:s/></text:span><text:span text:style-name="T15_27">nie</text:span><text:span text:style-name="T15_28"><text:s/></text:span><text:span text:style-name="T15_29">zapominajmy</text:span><text:span text:style-name="T15_30"><text:s/></text:span><text:span text:style-name="T15_31">o</text:span><text:span text:style-name="T15_32"><text:s/></text:span><text:span text:style-name="T15_33">starym</text:span><text:span text:style-name="T15_34">,<text:s/></text:span><text:span text:style-name="T15_35">dobrym</text:span><text:span text:style-name="T15_36"><text:s/></text:span><text:span text:style-name="T15_37">Złu</text:span><text:span text:style-name="T15_38">,<text:s/></text:span><text:span text:style-name="T15_39">które</text:span><text:span text:style-name="T15_40"><text:s/></text:span><text:span text:style-name="T15_41">tylko</text:span><text:span text:style-name="T15_42"><text:s/></text:span><text:span text:style-name="T15_43">czeka</text:span><text:span text:style-name="T15_44">,<text:s/></text:span><text:span text:style-name="T15_45">aż</text:span><text:span text:style-name="T15_46"><text:s/></text:span><text:span text:style-name="T15_47">powinie</text:span><text:span text:style-name="T15_48"><text:s/></text:span><text:span text:style-name="T15_49">nam</text:span><text:span text:style-name="T15_50"><text:s/></text:span><text:span text:style-name="T15_51">się</text:span><text:span text:style-name="T15_52"><text:s/></text:span><text:span text:style-name="T15_53">noga</text:span><text:span text:style-name="T15_54">.<text:s/></text:span><text:span text:style-name="T15_55">Moim</text:span><text:span text:style-name="T15_56"><text:s/></text:span><text:span text:style-name="T15_57">zdaniem</text:span><text:span text:style-name="T15_58"><text:s/></text:span><text:span text:style-name="T15_59">fajna</text:span><text:span text:style-name="T15_60"><text:s/></text:span><text:span text:style-name="T15_61">jest</text:span><text:span text:style-name="T15_62"><text:s/></text:span><text:span text:style-name="T15_63">opowieść</text:span><text:span text:style-name="T15_64"><text:s/></text:span><text:span text:style-name="T15_65">o</text:span><text:span text:style-name="T15_66"><text:s/></text:span><text:span text:style-name="T15_67">starciu</text:span><text:span text:style-name="T15_68"><text:s/></text:span><text:span text:style-name="T15_69">antagonisty</text:span><text:span text:style-name="T15_70"><text:s/></text:span><text:span text:style-name="T15_71">z</text:span><text:span text:style-name="T15_72"><text:s/></text:span><text:span text:style-name="T15_73">protagonistą</text:span><text:span text:style-name="T15_74"><text:s/></text:span><text:span text:style-name="T15_75">i</text:span><text:span text:style-name="T15_76"><text:s/></text:span><text:span text:style-name="T15_77">czarnym</text:span><text:span text:style-name="T15_78"><text:s/></text:span><text:span text:style-name="T15_79">charakterem</text:span><text:span text:style-name="T15_80"><text:s/></text:span><text:span text:style-name="T15_81">w</text:span><text:span text:style-name="T15_82"><text:s/></text:span><text:span text:style-name="T15_83">tle</text:span><text:span text:style-name="T15_84">.<text:s/></text:span></text:p>
      <text:p text:style-name="P16"/>
      <text:p text:style-name="P17"/>
      <text:p text:style-name="P18"><text:span text:style-name="T18_1"><text:a xlink:type="simple" xlink:href="https://derpibooru.org/104637?scope=scpe7355d099444f5ab7a7cfb26fe749da4264370709"><text:span text:style-name="T18_2">https</text:span></text:a></text:span><text:span text:style-name="T18_3"><text:a xlink:type="simple" xlink:href="https://derpibooru.org/104637?scope=scpe7355d099444f5ab7a7cfb26fe749da4264370709"><text:span text:style-name="T18_4">://</text:span></text:a></text:span><text:span text:style-name="T18_5"><text:a xlink:type="simple" xlink:href="https://derpibooru.org/104637?scope=scpe7355d099444f5ab7a7cfb26fe749da4264370709"><text:span text:style-name="T18_6">derpibooru</text:span></text:a></text:span><text:span text:style-name="T18_7"><text:a xlink:type="simple" xlink:href="https://derpibooru.org/104637?scope=scpe7355d099444f5ab7a7cfb26fe749da4264370709"><text:span text:style-name="T18_8">.</text:span></text:a></text:span><text:span text:style-name="T18_9"><text:a xlink:type="simple" xlink:href="https://derpibooru.org/104637?scope=scpe7355d099444f5ab7a7cfb26fe749da4264370709"><text:span text:style-name="T18_10">org</text:span></text:a></text:span><text:span text:style-name="T18_11"><text:a xlink:type="simple" xlink:href="https://derpibooru.org/104637?scope=scpe7355d099444f5ab7a7cfb26fe749da4264370709"><text:span text:style-name="T18_12">/104637?</text:span></text:a></text:span><text:span text:style-name="T18_13"><text:a xlink:type="simple" xlink:href="https://derpibooru.org/104637?scope=scpe7355d099444f5ab7a7cfb26fe749da4264370709"><text:span text:style-name="T18_14">scope</text:span></text:a></text:span><text:span text:style-name="T18_15"><text:a xlink:type="simple" xlink:href="https://derpibooru.org/104637?scope=scpe7355d099444f5ab7a7cfb26fe749da4264370709"><text:span text:style-name="T18_16">=</text:span></text:a></text:span><text:span text:style-name="T18_17"><text:a xlink:type="simple" xlink:href="https://derpibooru.org/104637?scope=scpe7355d099444f5ab7a7cfb26fe749da4264370709"><text:span text:style-name="T18_18">scpe</text:span></text:a></text:span><text:span text:style-name="T18_19"><text:a xlink:type="simple" xlink:href="https://derpibooru.org/104637?scope=scpe7355d099444f5ab7a7cfb26fe749da4264370709"><text:span text:style-name="T18_20">7355</text:span></text:a></text:span><text:span text:style-name="T18_21"><text:a xlink:type="simple" xlink:href="https://derpibooru.org/104637?scope=scpe7355d099444f5ab7a7cfb26fe749da4264370709"><text:span text:style-name="T18_22">d</text:span></text:a></text:span><text:span text:style-name="T18_23"><text:a xlink:type="simple" xlink:href="https://derpibooru.org/104637?scope=scpe7355d099444f5ab7a7cfb26fe749da4264370709"><text:span text:style-name="T18_24">099444</text:span></text:a></text:span><text:span text:style-name="T18_25"><text:a xlink:type="simple" xlink:href="https://derpibooru.org/104637?scope=scpe7355d099444f5ab7a7cfb26fe749da4264370709"><text:span text:style-name="T18_26">f</text:span></text:a></text:span><text:span text:style-name="T18_27"><text:a xlink:type="simple" xlink:href="https://derpibooru.org/104637?scope=scpe7355d099444f5ab7a7cfb26fe749da4264370709"><text:span text:style-name="T18_28">5</text:span></text:a></text:span><text:span text:style-name="T18_29"><text:a xlink:type="simple" xlink:href="https://derpibooru.org/104637?scope=scpe7355d099444f5ab7a7cfb26fe749da4264370709"><text:span text:style-name="T18_30">ab</text:span></text:a></text:span><text:span text:style-name="T18_31"><text:a xlink:type="simple" xlink:href="https://derpibooru.org/104637?scope=scpe7355d099444f5ab7a7cfb26fe749da4264370709"><text:span text:style-name="T18_32">7</text:span></text:a></text:span><text:span text:style-name="T18_33"><text:a xlink:type="simple" xlink:href="https://derpibooru.org/104637?scope=scpe7355d099444f5ab7a7cfb26fe749da4264370709"><text:span text:style-name="T18_34">a</text:span></text:a></text:span><text:span text:style-name="T18_35"><text:a xlink:type="simple" xlink:href="https://derpibooru.org/104637?scope=scpe7355d099444f5ab7a7cfb26fe749da4264370709"><text:span text:style-name="T18_36">7</text:span></text:a></text:span><text:span text:style-name="T18_37"><text:a xlink:type="simple" xlink:href="https://derpibooru.org/104637?scope=scpe7355d099444f5ab7a7cfb26fe749da4264370709"><text:span text:style-name="T18_38">cfb</text:span></text:a></text:span><text:span text:style-name="T18_39"><text:a xlink:type="simple" xlink:href="https://derpibooru.org/104637?scope=scpe7355d099444f5ab7a7cfb26fe749da4264370709"><text:span text:style-name="T18_40">26</text:span></text:a></text:span><text:span text:style-name="T18_41"><text:a xlink:type="simple" xlink:href="https://derpibooru.org/104637?scope=scpe7355d099444f5ab7a7cfb26fe749da4264370709"><text:span text:style-name="T18_42">fe</text:span></text:a></text:span><text:span text:style-name="T18_43"><text:a xlink:type="simple" xlink:href="https://derpibooru.org/104637?scope=scpe7355d099444f5ab7a7cfb26fe749da4264370709"><text:span text:style-name="T18_44">749</text:span></text:a></text:span><text:span text:style-name="T18_45"><text:a xlink:type="simple" xlink:href="https://derpibooru.org/104637?scope=scpe7355d099444f5ab7a7cfb26fe749da4264370709"><text:span text:style-name="T18_46">da</text:span></text:a></text:span><text:span text:style-name="T18_47"><text:a xlink:type="simple" xlink:href="https://derpibooru.org/104637?scope=scpe7355d099444f5ab7a7cfb26fe749da4264370709"><text:span text:style-name="T18_48">4264370709</text:span></text:a></text:span></text:p>
      <text:p text:style-name="P19"/>
      <text:p text:style-name="P20"><text:span text:style-name="T20_1"><text:a xlink:type="simple" xlink:href="https://derpicdn.net/img/2012/9/23/104637/large.png"><text:span text:style-name="T20_2">https</text:span></text:a></text:span><text:span text:style-name="T20_3"><text:a xlink:type="simple" xlink:href="https://derpicdn.net/img/2012/9/23/104637/large.png"><text:span text:style-name="T20_4">://</text:span></text:a></text:span><text:span text:style-name="T20_5"><text:a xlink:type="simple" xlink:href="https://derpicdn.net/img/2012/9/23/104637/large.png"><text:span text:style-name="T20_6">derpicdn</text:span></text:a></text:span><text:span text:style-name="T20_7"><text:a xlink:type="simple" xlink:href="https://derpicdn.net/img/2012/9/23/104637/large.png"><text:span text:style-name="T20_8">.</text:span></text:a></text:span><text:span text:style-name="T20_9"><text:a xlink:type="simple" xlink:href="https://derpicdn.net/img/2012/9/23/104637/large.png"><text:span text:style-name="T20_10">net</text:span></text:a></text:span><text:span text:style-name="T20_11"><text:a xlink:type="simple" xlink:href="https://derpicdn.net/img/2012/9/23/104637/large.png"><text:span text:style-name="T20_12">/</text:span></text:a></text:span><text:span text:style-name="T20_13"><text:a xlink:type="simple" xlink:href="https://derpicdn.net/img/2012/9/23/104637/large.png"><text:span text:style-name="T20_14">img</text:span></text:a></text:span><text:span text:style-name="T20_15"><text:a xlink:type="simple" xlink:href="https://derpicdn.net/img/2012/9/23/104637/large.png"><text:span text:style-name="T20_16">/2012/9/23/104637/</text:span></text:a></text:span><text:span text:style-name="T20_17"><text:a xlink:type="simple" xlink:href="https://derpicdn.net/img/2012/9/23/104637/large.png"><text:span text:style-name="T20_18">large</text:span></text:a></text:span><text:span text:style-name="T20_19"><text:a xlink:type="simple" xlink:href="https://derpicdn.net/img/2012/9/23/104637/large.png"><text:span text:style-name="T20_20">.</text:span></text:a></text:span><text:span text:style-name="T20_21"><text:a xlink:type="simple" xlink:href="https://derpicdn.net/img/2012/9/23/104637/large.png"><text:span text:style-name="T20_22">png</text:span></text:a></text:span></text:p>
      <text:p text:style-name="P21"/>
      <text:p text:style-name="P22"/>
      <text:p text:style-name="P23"><text:span text:style-name="T23_1"><text:a xlink:type="simple" xlink:href="http://orig13.deviantart.net/95e4/f/2014/246/4/b/joker_and_harley_quinn___batman_by_urbanator-d77s0sl.png"><text:span text:style-name="T23_2">http</text:span></text:a></text:span><text:span text:style-name="T23_3"><text:a xlink:type="simple" xlink:href="http://orig13.deviantart.net/95e4/f/2014/246/4/b/joker_and_harley_quinn___batman_by_urbanator-d77s0sl.png"><text:span text:style-name="T23_4">://</text:span></text:a></text:span><text:span text:style-name="T23_5"><text:a xlink:type="simple" xlink:href="http://orig13.deviantart.net/95e4/f/2014/246/4/b/joker_and_harley_quinn___batman_by_urbanator-d77s0sl.png"><text:span text:style-name="T23_6">orig</text:span></text:a></text:span><text:span text:style-name="T23_7"><text:a xlink:type="simple" xlink:href="http://orig13.deviantart.net/95e4/f/2014/246/4/b/joker_and_harley_quinn___batman_by_urbanator-d77s0sl.png"><text:span text:style-name="T23_8">13.</text:span></text:a></text:span><text:span text:style-name="T23_9"><text:a xlink:type="simple" xlink:href="http://orig13.deviantart.net/95e4/f/2014/246/4/b/joker_and_harley_quinn___batman_by_urbanator-d77s0sl.png"><text:span text:style-name="T23_10">deviantart</text:span></text:a></text:span><text:span text:style-name="T23_11"><text:a xlink:type="simple" xlink:href="http://orig13.deviantart.net/95e4/f/2014/246/4/b/joker_and_harley_quinn___batman_by_urbanator-d77s0sl.png"><text:span text:style-name="T23_12">.</text:span></text:a></text:span><text:span text:style-name="T23_13"><text:a xlink:type="simple" xlink:href="http://orig13.deviantart.net/95e4/f/2014/246/4/b/joker_and_harley_quinn___batman_by_urbanator-d77s0sl.png"><text:span text:style-name="T23_14">net</text:span></text:a></text:span><text:span text:style-name="T23_15"><text:a xlink:type="simple" xlink:href="http://orig13.deviantart.net/95e4/f/2014/246/4/b/joker_and_harley_quinn___batman_by_urbanator-d77s0sl.png"><text:span text:style-name="T23_16">/95</text:span></text:a></text:span><text:span text:style-name="T23_17"><text:a xlink:type="simple" xlink:href="http://orig13.deviantart.net/95e4/f/2014/246/4/b/joker_and_harley_quinn___batman_by_urbanator-d77s0sl.png"><text:span text:style-name="T23_18">e</text:span></text:a></text:span><text:span text:style-name="T23_19"><text:a xlink:type="simple" xlink:href="http://orig13.deviantart.net/95e4/f/2014/246/4/b/joker_and_harley_quinn___batman_by_urbanator-d77s0sl.png"><text:span text:style-name="T23_20">4/</text:span></text:a></text:span><text:span text:style-name="T23_21"><text:a xlink:type="simple" xlink:href="http://orig13.deviantart.net/95e4/f/2014/246/4/b/joker_and_harley_quinn___batman_by_urbanator-d77s0sl.png"><text:span text:style-name="T23_22">f</text:span></text:a></text:span><text:span text:style-name="T23_23"><text:a xlink:type="simple" xlink:href="http://orig13.deviantart.net/95e4/f/2014/246/4/b/joker_and_harley_quinn___batman_by_urbanator-d77s0sl.png"><text:span text:style-name="T23_24">/2014/246/4/</text:span></text:a></text:span><text:span text:style-name="T23_25"><text:a xlink:type="simple" xlink:href="http://orig13.deviantart.net/95e4/f/2014/246/4/b/joker_and_harley_quinn___batman_by_urbanator-d77s0sl.png"><text:span text:style-name="T23_26">b</text:span></text:a></text:span><text:span text:style-name="T23_27"><text:a xlink:type="simple" xlink:href="http://orig13.deviantart.net/95e4/f/2014/246/4/b/joker_and_harley_quinn___batman_by_urbanator-d77s0sl.png"><text:span text:style-name="T23_28">/</text:span></text:a></text:span><text:span text:style-name="T23_29"><text:a xlink:type="simple" xlink:href="http://orig13.deviantart.net/95e4/f/2014/246/4/b/joker_and_harley_quinn___batman_by_urbanator-d77s0sl.png"><text:span text:style-name="T23_30">joker</text:span></text:a></text:span><text:span text:style-name="T23_31"><text:a xlink:type="simple" xlink:href="http://orig13.deviantart.net/95e4/f/2014/246/4/b/joker_and_harley_quinn___batman_by_urbanator-d77s0sl.png"><text:span text:style-name="T23_32">_</text:span></text:a></text:span><text:span text:style-name="T23_33"><text:a xlink:type="simple" xlink:href="http://orig13.deviantart.net/95e4/f/2014/246/4/b/joker_and_harley_quinn___batman_by_urbanator-d77s0sl.png"><text:span text:style-name="T23_34">and</text:span></text:a></text:span><text:span text:style-name="T23_35"><text:a xlink:type="simple" xlink:href="http://orig13.deviantart.net/95e4/f/2014/246/4/b/joker_and_harley_quinn___batman_by_urbanator-d77s0sl.png"><text:span text:style-name="T23_36">_</text:span></text:a></text:span><text:span text:style-name="T23_37"><text:a xlink:type="simple" xlink:href="http://orig13.deviantart.net/95e4/f/2014/246/4/b/joker_and_harley_quinn___batman_by_urbanator-d77s0sl.png"><text:span text:style-name="T23_38">harley</text:span></text:a></text:span><text:span text:style-name="T23_39"><text:a xlink:type="simple" xlink:href="http://orig13.deviantart.net/95e4/f/2014/246/4/b/joker_and_harley_quinn___batman_by_urbanator-d77s0sl.png"><text:span text:style-name="T23_40">_</text:span></text:a></text:span><text:span text:style-name="T23_41"><text:a xlink:type="simple" xlink:href="http://orig13.deviantart.net/95e4/f/2014/246/4/b/joker_and_harley_quinn___batman_by_urbanator-d77s0sl.png"><text:span text:style-name="T23_42">quinn</text:span></text:a></text:span><text:span text:style-name="T23_43"><text:a xlink:type="simple" xlink:href="http://orig13.deviantart.net/95e4/f/2014/246/4/b/joker_and_harley_quinn___batman_by_urbanator-d77s0sl.png"><text:span text:style-name="T23_44">___</text:span></text:a></text:span><text:span text:style-name="T23_45"><text:a xlink:type="simple" xlink:href="http://orig13.deviantart.net/95e4/f/2014/246/4/b/joker_and_harley_quinn___batman_by_urbanator-d77s0sl.png"><text:span text:style-name="T23_46">batman</text:span></text:a></text:span><text:span text:style-name="T23_47"><text:a xlink:type="simple" xlink:href="http://orig13.deviantart.net/95e4/f/2014/246/4/b/joker_and_harley_quinn___batman_by_urbanator-d77s0sl.png"><text:span text:style-name="T23_48">_</text:span></text:a></text:span><text:span text:style-name="T23_49"><text:a xlink:type="simple" xlink:href="http://orig13.deviantart.net/95e4/f/2014/246/4/b/joker_and_harley_quinn___batman_by_urbanator-d77s0sl.png"><text:span text:style-name="T23_50">by</text:span></text:a></text:span><text:span text:style-name="T23_51"><text:a xlink:type="simple" xlink:href="http://orig13.deviantart.net/95e4/f/2014/246/4/b/joker_and_harley_quinn___batman_by_urbanator-d77s0sl.png"><text:span text:style-name="T23_52">_</text:span></text:a></text:span><text:span text:style-name="T23_53"><text:a xlink:type="simple" xlink:href="http://orig13.deviantart.net/95e4/f/2014/246/4/b/joker_and_harley_quinn___batman_by_urbanator-d77s0sl.png"><text:span text:style-name="T23_54">urbanator</text:span></text:a></text:span><text:span text:style-name="T23_55"><text:a xlink:type="simple" xlink:href="http://orig13.deviantart.net/95e4/f/2014/246/4/b/joker_and_harley_quinn___batman_by_urbanator-d77s0sl.png"><text:span text:style-name="T23_56">-</text:span></text:a></text:span><text:span text:style-name="T23_57"><text:a xlink:type="simple" xlink:href="http://orig13.deviantart.net/95e4/f/2014/246/4/b/joker_and_harley_quinn___batman_by_urbanator-d77s0sl.png"><text:span text:style-name="T23_58">d</text:span></text:a></text:span><text:span text:style-name="T23_59"><text:a xlink:type="simple" xlink:href="http://orig13.deviantart.net/95e4/f/2014/246/4/b/joker_and_harley_quinn___batman_by_urbanator-d77s0sl.png"><text:span text:style-name="T23_60">77</text:span></text:a></text:span><text:span text:style-name="T23_61"><text:a xlink:type="simple" xlink:href="http://orig13.deviantart.net/95e4/f/2014/246/4/b/joker_and_harley_quinn___batman_by_urbanator-d77s0sl.png"><text:span text:style-name="T23_62">s</text:span></text:a></text:span><text:span text:style-name="T23_63"><text:a xlink:type="simple" xlink:href="http://orig13.deviantart.net/95e4/f/2014/246/4/b/joker_and_harley_quinn___batman_by_urbanator-d77s0sl.png"><text:span text:style-name="T23_64">0</text:span></text:a></text:span><text:span text:style-name="T23_65"><text:a xlink:type="simple" xlink:href="http://orig13.deviantart.net/95e4/f/2014/246/4/b/joker_and_harley_quinn___batman_by_urbanator-d77s0sl.png"><text:span text:style-name="T23_66">sl</text:span></text:a></text:span><text:span text:style-name="T23_67"><text:a xlink:type="simple" xlink:href="http://orig13.deviantart.net/95e4/f/2014/246/4/b/joker_and_harley_quinn___batman_by_urbanator-d77s0sl.png"><text:span text:style-name="T23_68">.</text:span></text:a></text:span><text:span text:style-name="T23_69"><text:a xlink:type="simple" xlink:href="http://orig13.deviantart.net/95e4/f/2014/246/4/b/joker_and_harley_quinn___batman_by_urbanator-d77s0sl.png"><text:span text:style-name="T23_70">png</text:span></text:a></text:span><text:span text:style-name="T23_71"><text:s/>(</text:span><text:span text:style-name="T23_72">nie</text:span><text:span text:style-name="T23_73"><text:s/></text:span><text:span text:style-name="T23_74">wiem</text:span><text:span text:style-name="T23_75">,<text:s/></text:span><text:span text:style-name="T23_76">jak</text:span><text:span text:style-name="T23_77"><text:s/></text:span><text:span text:style-name="T23_78">dotrzeć</text:span><text:span text:style-name="T23_79"><text:s/></text:span><text:span text:style-name="T23_80">do</text:span><text:span text:style-name="T23_81"><text:s/></text:span><text:span text:style-name="T23_82">innego</text:span><text:span text:style-name="T23_83"><text:s/></text:span><text:span text:style-name="T23_84">źródła</text:span><text:span text:style-name="T23_85">)</text:span></text:p>
      <text:p text:style-name="P24"/>
      <text:p text:style-name="P25"><text:span text:style-name="T25_1"><text:a xlink:type="simple" xlink:href="https://derpibooru.org/158780?scope=scpe5e90007f8f6c51e10cc91e178e3b282c02e3b9fe"><text:span text:style-name="T25_2">https</text:span></text:a></text:span><text:span text:style-name="T25_3"><text:a xlink:type="simple" xlink:href="https://derpibooru.org/158780?scope=scpe5e90007f8f6c51e10cc91e178e3b282c02e3b9fe"><text:span text:style-name="T25_4">://</text:span></text:a></text:span><text:span text:style-name="T25_5"><text:a xlink:type="simple" xlink:href="https://derpibooru.org/158780?scope=scpe5e90007f8f6c51e10cc91e178e3b282c02e3b9fe"><text:span text:style-name="T25_6">derpibooru</text:span></text:a></text:span><text:span text:style-name="T25_7"><text:a xlink:type="simple" xlink:href="https://derpibooru.org/158780?scope=scpe5e90007f8f6c51e10cc91e178e3b282c02e3b9fe"><text:span text:style-name="T25_8">.</text:span></text:a></text:span><text:span text:style-name="T25_9"><text:a xlink:type="simple" xlink:href="https://derpibooru.org/158780?scope=scpe5e90007f8f6c51e10cc91e178e3b282c02e3b9fe"><text:span text:style-name="T25_10">org</text:span></text:a></text:span><text:span text:style-name="T25_11"><text:a xlink:type="simple" xlink:href="https://derpibooru.org/158780?scope=scpe5e90007f8f6c51e10cc91e178e3b282c02e3b9fe"><text:span text:style-name="T25_12">/158780?</text:span></text:a></text:span><text:span text:style-name="T25_13"><text:a xlink:type="simple" xlink:href="https://derpibooru.org/158780?scope=scpe5e90007f8f6c51e10cc91e178e3b282c02e3b9fe"><text:span text:style-name="T25_14">scope</text:span></text:a></text:span><text:span text:style-name="T25_15"><text:a xlink:type="simple" xlink:href="https://derpibooru.org/158780?scope=scpe5e90007f8f6c51e10cc91e178e3b282c02e3b9fe"><text:span text:style-name="T25_16">=</text:span></text:a></text:span><text:span text:style-name="T25_17"><text:a xlink:type="simple" xlink:href="https://derpibooru.org/158780?scope=scpe5e90007f8f6c51e10cc91e178e3b282c02e3b9fe"><text:span text:style-name="T25_18">scpe</text:span></text:a></text:span><text:span text:style-name="T25_19"><text:a xlink:type="simple" xlink:href="https://derpibooru.org/158780?scope=scpe5e90007f8f6c51e10cc91e178e3b282c02e3b9fe"><text:span text:style-name="T25_20">5</text:span></text:a></text:span><text:span text:style-name="T25_21"><text:a xlink:type="simple" xlink:href="https://derpibooru.org/158780?scope=scpe5e90007f8f6c51e10cc91e178e3b282c02e3b9fe"><text:span text:style-name="T25_22">e</text:span></text:a></text:span><text:span text:style-name="T25_23"><text:a xlink:type="simple" xlink:href="https://derpibooru.org/158780?scope=scpe5e90007f8f6c51e10cc91e178e3b282c02e3b9fe"><text:span text:style-name="T25_24">90007</text:span></text:a></text:span><text:span text:style-name="T25_25"><text:a xlink:type="simple" xlink:href="https://derpibooru.org/158780?scope=scpe5e90007f8f6c51e10cc91e178e3b282c02e3b9fe"><text:span text:style-name="T25_26">f</text:span></text:a></text:span><text:span text:style-name="T25_27"><text:a xlink:type="simple" xlink:href="https://derpibooru.org/158780?scope=scpe5e90007f8f6c51e10cc91e178e3b282c02e3b9fe"><text:span text:style-name="T25_28">8</text:span></text:a></text:span><text:span text:style-name="T25_29"><text:a xlink:type="simple" xlink:href="https://derpibooru.org/158780?scope=scpe5e90007f8f6c51e10cc91e178e3b282c02e3b9fe"><text:span text:style-name="T25_30">f</text:span></text:a></text:span><text:span text:style-name="T25_31"><text:a xlink:type="simple" xlink:href="https://derpibooru.org/158780?scope=scpe5e90007f8f6c51e10cc91e178e3b282c02e3b9fe"><text:span text:style-name="T25_32">6</text:span></text:a></text:span><text:span text:style-name="T25_33"><text:a xlink:type="simple" xlink:href="https://derpibooru.org/158780?scope=scpe5e90007f8f6c51e10cc91e178e3b282c02e3b9fe"><text:span text:style-name="T25_34">c</text:span></text:a></text:span><text:span text:style-name="T25_35"><text:a xlink:type="simple" xlink:href="https://derpibooru.org/158780?scope=scpe5e90007f8f6c51e10cc91e178e3b282c02e3b9fe"><text:span text:style-name="T25_36">51</text:span></text:a></text:span><text:span text:style-name="T25_37"><text:a xlink:type="simple" xlink:href="https://derpibooru.org/158780?scope=scpe5e90007f8f6c51e10cc91e178e3b282c02e3b9fe"><text:span text:style-name="T25_38">e</text:span></text:a></text:span><text:span text:style-name="T25_39"><text:a xlink:type="simple" xlink:href="https://derpibooru.org/158780?scope=scpe5e90007f8f6c51e10cc91e178e3b282c02e3b9fe"><text:span text:style-name="T25_40">10</text:span></text:a></text:span><text:span text:style-name="T25_41"><text:a xlink:type="simple" xlink:href="https://derpibooru.org/158780?scope=scpe5e90007f8f6c51e10cc91e178e3b282c02e3b9fe"><text:span text:style-name="T25_42">cc</text:span></text:a></text:span><text:span text:style-name="T25_43"><text:a xlink:type="simple" xlink:href="https://derpibooru.org/158780?scope=scpe5e90007f8f6c51e10cc91e178e3b282c02e3b9fe"><text:span text:style-name="T25_44">91</text:span></text:a></text:span><text:span text:style-name="T25_45"><text:a xlink:type="simple" xlink:href="https://derpibooru.org/158780?scope=scpe5e90007f8f6c51e10cc91e178e3b282c02e3b9fe"><text:span text:style-name="T25_46">e</text:span></text:a></text:span><text:span text:style-name="T25_47"><text:a xlink:type="simple" xlink:href="https://derpibooru.org/158780?scope=scpe5e90007f8f6c51e10cc91e178e3b282c02e3b9fe"><text:span text:style-name="T25_48">178</text:span></text:a></text:span><text:span text:style-name="T25_49"><text:a xlink:type="simple" xlink:href="https://derpibooru.org/158780?scope=scpe5e90007f8f6c51e10cc91e178e3b282c02e3b9fe"><text:span text:style-name="T25_50">e</text:span></text:a></text:span><text:span text:style-name="T25_51"><text:a xlink:type="simple" xlink:href="https://derpibooru.org/158780?scope=scpe5e90007f8f6c51e10cc91e178e3b282c02e3b9fe"><text:span text:style-name="T25_52">3</text:span></text:a></text:span><text:span text:style-name="T25_53"><text:a xlink:type="simple" xlink:href="https://derpibooru.org/158780?scope=scpe5e90007f8f6c51e10cc91e178e3b282c02e3b9fe"><text:span text:style-name="T25_54">b</text:span></text:a></text:span><text:span text:style-name="T25_55"><text:a xlink:type="simple" xlink:href="https://derpibooru.org/158780?scope=scpe5e90007f8f6c51e10cc91e178e3b282c02e3b9fe"><text:span text:style-name="T25_56">282</text:span></text:a></text:span><text:span text:style-name="T25_57"><text:a xlink:type="simple" xlink:href="https://derpibooru.org/158780?scope=scpe5e90007f8f6c51e10cc91e178e3b282c02e3b9fe"><text:span text:style-name="T25_58">c</text:span></text:a></text:span><text:span text:style-name="T25_59"><text:a xlink:type="simple" xlink:href="https://derpibooru.org/158780?scope=scpe5e90007f8f6c51e10cc91e178e3b282c02e3b9fe"><text:span text:style-name="T25_60">02</text:span></text:a></text:span><text:span text:style-name="T25_61"><text:a xlink:type="simple" xlink:href="https://derpibooru.org/158780?scope=scpe5e90007f8f6c51e10cc91e178e3b282c02e3b9fe"><text:span text:style-name="T25_62">e</text:span></text:a></text:span><text:span text:style-name="T25_63"><text:a xlink:type="simple" xlink:href="https://derpibooru.org/158780?scope=scpe5e90007f8f6c51e10cc91e178e3b282c02e3b9fe"><text:span text:style-name="T25_64">3</text:span></text:a></text:span><text:span text:style-name="T25_65"><text:a xlink:type="simple" xlink:href="https://derpibooru.org/158780?scope=scpe5e90007f8f6c51e10cc91e178e3b282c02e3b9fe"><text:span text:style-name="T25_66">b</text:span></text:a></text:span><text:span text:style-name="T25_67"><text:a xlink:type="simple" xlink:href="https://derpibooru.org/158780?scope=scpe5e90007f8f6c51e10cc91e178e3b282c02e3b9fe"><text:span text:style-name="T25_68">9</text:span></text:a></text:span><text:span text:style-name="T25_69"><text:a xlink:type="simple" xlink:href="https://derpibooru.org/158780?scope=scpe5e90007f8f6c51e10cc91e178e3b282c02e3b9fe"><text:span text:style-name="T25_70">fe</text:span></text:a></text:span></text:p>
      <text:p text:style-name="P26"/>
      <text:p text:style-name="P27"><text:span text:style-name="T27_1"><text:a xlink:type="simple" xlink:href="https://derpicdn.net/img/2012/11/21/158780/large.png"><text:span text:style-name="T27_2">https</text:span></text:a></text:span><text:span text:style-name="T27_3"><text:a xlink:type="simple" xlink:href="https://derpicdn.net/img/2012/11/21/158780/large.png"><text:span text:style-name="T27_4">://</text:span></text:a></text:span><text:span text:style-name="T27_5"><text:a xlink:type="simple" xlink:href="https://derpicdn.net/img/2012/11/21/158780/large.png"><text:span text:style-name="T27_6">derpicdn</text:span></text:a></text:span><text:span text:style-name="T27_7"><text:a xlink:type="simple" xlink:href="https://derpicdn.net/img/2012/11/21/158780/large.png"><text:span text:style-name="T27_8">.</text:span></text:a></text:span><text:span text:style-name="T27_9"><text:a xlink:type="simple" xlink:href="https://derpicdn.net/img/2012/11/21/158780/large.png"><text:span text:style-name="T27_10">net</text:span></text:a></text:span><text:span text:style-name="T27_11"><text:a xlink:type="simple" xlink:href="https://derpicdn.net/img/2012/11/21/158780/large.png"><text:span text:style-name="T27_12">/</text:span></text:a></text:span><text:span text:style-name="T27_13"><text:a xlink:type="simple" xlink:href="https://derpicdn.net/img/2012/11/21/158780/large.png"><text:span text:style-name="T27_14">img</text:span></text:a></text:span><text:span text:style-name="T27_15"><text:a xlink:type="simple" xlink:href="https://derpicdn.net/img/2012/11/21/158780/large.png"><text:span text:style-name="T27_16">/2012/11/21/158780/</text:span></text:a></text:span><text:span text:style-name="T27_17"><text:a xlink:type="simple" xlink:href="https://derpicdn.net/img/2012/11/21/158780/large.png"><text:span text:style-name="T27_18">large</text:span></text:a></text:span><text:span text:style-name="T27_19"><text:a xlink:type="simple" xlink:href="https://derpicdn.net/img/2012/11/21/158780/large.png"><text:span text:style-name="T27_20">.</text:span></text:a></text:span><text:span text:style-name="T27_21"><text:a xlink:type="simple" xlink:href="https://derpicdn.net/img/2012/11/21/158780/large.png"><text:span text:style-name="T27_22">png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